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03.18mm" svg:y="0.47mm">
            <loext:p draw:notify-on-update-of-ranges="time.B1:time.B1 time.B2:time.B120 time.C1:time.C1 time.C2:time.C120 time.D1:time.D1 time.D2:time.D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07mm" svg:height="89.99mm" svg:x="301.15mm" svg:y="88.2mm">
            <loext:p draw:notify-on-update-of-ranges="time.B2:time.B120 time.G1:time.G1 time.G2:time.G1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1.04mm" svg:y="194.18mm">
            <loext:p draw:notify-on-update-of-ranges="time.B2:time.B120 time.F1:time.F1 time.F2:time.F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1.18mm" svg:y="1mm">
            <loext:p draw:notify-on-update-of-ranges="time.G1:time.G1 time.G2:time.G120 time.C1:time.C1 time.C2:time.C120 time.G1:time.G1 time.G2:time.G120 time.D1:time.D1 time.D2:time.D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3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" calcext:value-type="float">
            <text:p>0</text:p>
          </table:table-cell>
          <table:table-cell office:value-type="float" office:value="97428" calcext:value-type="float">
            <text:p>974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4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" calcext:value-type="float">
            <text:p>0</text:p>
          </table:table-cell>
          <table:table-cell office:value-type="float" office:value="36603" calcext:value-type="float">
            <text:p>366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5</text:p>
          </table:table-cell>
          <table:table-cell office:value-type="float" office:value="0.013964" calcext:value-type="float">
            <text:p>0.013964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" calcext:value-type="float">
            <text:p>0</text:p>
          </table:table-cell>
          <table:table-cell office:value-type="float" office:value="30913" calcext:value-type="float">
            <text:p>309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6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" calcext:value-type="float">
            <text:p>0</text:p>
          </table:table-cell>
          <table:table-cell office:value-type="float" office:value="31948" calcext:value-type="float">
            <text:p>319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7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" calcext:value-type="float">
            <text:p>0</text:p>
          </table:table-cell>
          <table:table-cell office:value-type="float" office:value="43932" calcext:value-type="float">
            <text:p>439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8</text:p>
          </table:table-cell>
          <table:table-cell office:value-type="float" office:value="0.014045" calcext:value-type="float">
            <text:p>0.014045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" calcext:value-type="float">
            <text:p>0</text:p>
          </table:table-cell>
          <table:table-cell office:value-type="float" office:value="34500" calcext:value-type="float">
            <text:p>345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39</text:p>
          </table:table-cell>
          <table:table-cell office:value-type="float" office:value="0.015394" calcext:value-type="float">
            <text:p>0.015394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" calcext:value-type="float">
            <text:p>0</text:p>
          </table:table-cell>
          <table:table-cell office:value-type="float" office:value="28271" calcext:value-type="float">
            <text:p>282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0</text:p>
          </table:table-cell>
          <table:table-cell office:value-type="float" office:value="0.013713" calcext:value-type="float">
            <text:p>0.013713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" calcext:value-type="float">
            <text:p>0</text:p>
          </table:table-cell>
          <table:table-cell office:value-type="float" office:value="29954" calcext:value-type="float">
            <text:p>299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1</text:p>
          </table:table-cell>
          <table:table-cell office:value-type="float" office:value="0.013705" calcext:value-type="float">
            <text:p>0.013705</text:p>
          </table:table-cell>
          <table:table-cell office:value-type="float" office:value="0.001633" calcext:value-type="float">
            <text:p>0.001633</text:p>
          </table:table-cell>
          <table:table-cell office:value-type="float" office:value="0" calcext:value-type="float">
            <text:p>0</text:p>
          </table:table-cell>
          <table:table-cell office:value-type="float" office:value="43744" calcext:value-type="float">
            <text:p>437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2</text:p>
          </table:table-cell>
          <table:table-cell office:value-type="float" office:value="0.014134" calcext:value-type="float">
            <text:p>0.014134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" calcext:value-type="float">
            <text:p>0</text:p>
          </table:table-cell>
          <table:table-cell office:value-type="float" office:value="62851" calcext:value-type="float">
            <text:p>628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3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" calcext:value-type="float">
            <text:p>0</text:p>
          </table:table-cell>
          <table:table-cell office:value-type="float" office:value="71866" calcext:value-type="float">
            <text:p>718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4</text:p>
          </table:table-cell>
          <table:table-cell office:value-type="float" office:value="0.015806" calcext:value-type="float">
            <text:p>0.015806</text:p>
          </table:table-cell>
          <table:table-cell office:value-type="float" office:value="0.005999" calcext:value-type="float">
            <text:p>0.005999</text:p>
          </table:table-cell>
          <table:table-cell office:value-type="float" office:value="0" calcext:value-type="float">
            <text:p>0</text:p>
          </table:table-cell>
          <table:table-cell office:value-type="float" office:value="99399" calcext:value-type="float">
            <text:p>993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5</text:p>
          </table:table-cell>
          <table:table-cell office:value-type="float" office:value="0.015126" calcext:value-type="float">
            <text:p>0.015126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" calcext:value-type="float">
            <text:p>0</text:p>
          </table:table-cell>
          <table:table-cell office:value-type="float" office:value="60351" calcext:value-type="float">
            <text:p>603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6</text:p>
          </table:table-cell>
          <table:table-cell office:value-type="float" office:value="0.014105" calcext:value-type="float">
            <text:p>0.014105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" calcext:value-type="float">
            <text:p>0</text:p>
          </table:table-cell>
          <table:table-cell office:value-type="float" office:value="62402" calcext:value-type="float">
            <text:p>624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7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" calcext:value-type="float">
            <text:p>0</text:p>
          </table:table-cell>
          <table:table-cell office:value-type="float" office:value="57951" calcext:value-type="float">
            <text:p>579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8</text:p>
          </table:table-cell>
          <table:table-cell office:value-type="float" office:value="0.018188" calcext:value-type="float">
            <text:p>0.018188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" calcext:value-type="float">
            <text:p>0</text:p>
          </table:table-cell>
          <table:table-cell office:value-type="float" office:value="87990" calcext:value-type="float">
            <text:p>87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49</text:p>
          </table:table-cell>
          <table:table-cell office:value-type="float" office:value="0.017624" calcext:value-type="float">
            <text:p>0.017624</text:p>
          </table:table-cell>
          <table:table-cell office:value-type="float" office:value="0.004884" calcext:value-type="float">
            <text:p>0.004884</text:p>
          </table:table-cell>
          <table:table-cell office:value-type="float" office:value="0" calcext:value-type="float">
            <text:p>0</text:p>
          </table:table-cell>
          <table:table-cell office:value-type="float" office:value="117145" calcext:value-type="float">
            <text:p>1171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0</text:p>
          </table:table-cell>
          <table:table-cell office:value-type="float" office:value="0.015575" calcext:value-type="float">
            <text:p>0.015575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" calcext:value-type="float">
            <text:p>0</text:p>
          </table:table-cell>
          <table:table-cell office:value-type="float" office:value="89661" calcext:value-type="float">
            <text:p>896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1</text:p>
          </table:table-cell>
          <table:table-cell office:value-type="float" office:value="0.015355" calcext:value-type="float">
            <text:p>0.015355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" calcext:value-type="float">
            <text:p>0</text:p>
          </table:table-cell>
          <table:table-cell office:value-type="float" office:value="83901" calcext:value-type="float">
            <text:p>839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2</text:p>
          </table:table-cell>
          <table:table-cell office:value-type="float" office:value="0.015314" calcext:value-type="float">
            <text:p>0.015314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" calcext:value-type="float">
            <text:p>0</text:p>
          </table:table-cell>
          <table:table-cell office:value-type="float" office:value="70745" calcext:value-type="float">
            <text:p>707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3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" calcext:value-type="float">
            <text:p>0</text:p>
          </table:table-cell>
          <table:table-cell office:value-type="float" office:value="67497" calcext:value-type="float">
            <text:p>6749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4</text:p>
          </table:table-cell>
          <table:table-cell office:value-type="float" office:value="0.015075" calcext:value-type="float">
            <text:p>0.015075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" calcext:value-type="float">
            <text:p>0</text:p>
          </table:table-cell>
          <table:table-cell office:value-type="float" office:value="71011" calcext:value-type="float">
            <text:p>710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5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42703" calcext:value-type="float">
            <text:p>427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6</text:p>
          </table:table-cell>
          <table:table-cell office:value-type="float" office:value="0.012928" calcext:value-type="float">
            <text:p>0.012928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" calcext:value-type="float">
            <text:p>0</text:p>
          </table:table-cell>
          <table:table-cell office:value-type="float" office:value="38999" calcext:value-type="float">
            <text:p>389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7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" calcext:value-type="float">
            <text:p>0</text:p>
          </table:table-cell>
          <table:table-cell office:value-type="float" office:value="29625" calcext:value-type="float">
            <text:p>296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8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" calcext:value-type="float">
            <text:p>0</text:p>
          </table:table-cell>
          <table:table-cell office:value-type="float" office:value="62676" calcext:value-type="float">
            <text:p>626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1:59</text:p>
          </table:table-cell>
          <table:table-cell office:value-type="float" office:value="0.014742" calcext:value-type="float">
            <text:p>0.01474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" calcext:value-type="float">
            <text:p>0</text:p>
          </table:table-cell>
          <table:table-cell office:value-type="float" office:value="54675" calcext:value-type="float">
            <text:p>546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0</text:p>
          </table:table-cell>
          <table:table-cell office:value-type="float" office:value="0.015935" calcext:value-type="float">
            <text:p>0.015935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" calcext:value-type="float">
            <text:p>0</text:p>
          </table:table-cell>
          <table:table-cell office:value-type="float" office:value="58127" calcext:value-type="float">
            <text:p>581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1</text:p>
          </table:table-cell>
          <table:table-cell office:value-type="float" office:value="0.013118" calcext:value-type="float">
            <text:p>0.01311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" calcext:value-type="float">
            <text:p>0</text:p>
          </table:table-cell>
          <table:table-cell office:value-type="float" office:value="31579" calcext:value-type="float">
            <text:p>315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2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" calcext:value-type="float">
            <text:p>0</text:p>
          </table:table-cell>
          <table:table-cell office:value-type="float" office:value="43559" calcext:value-type="float">
            <text:p>435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3</text:p>
          </table:table-cell>
          <table:table-cell office:value-type="float" office:value="0.031094" calcext:value-type="float">
            <text:p>0.031094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0" calcext:value-type="float">
            <text:p>0</text:p>
          </table:table-cell>
          <table:table-cell office:value-type="float" office:value="72128" calcext:value-type="float">
            <text:p>721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4</text:p>
          </table:table-cell>
          <table:table-cell office:value-type="float" office:value="0.014371" calcext:value-type="float">
            <text:p>0.014371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" calcext:value-type="float">
            <text:p>0</text:p>
          </table:table-cell>
          <table:table-cell office:value-type="float" office:value="36885" calcext:value-type="float">
            <text:p>368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5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" calcext:value-type="float">
            <text:p>0</text:p>
          </table:table-cell>
          <table:table-cell office:value-type="float" office:value="59787" calcext:value-type="float">
            <text:p>597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6</text:p>
          </table:table-cell>
          <table:table-cell office:value-type="float" office:value="0.018371" calcext:value-type="float">
            <text:p>0.018371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" calcext:value-type="float">
            <text:p>0</text:p>
          </table:table-cell>
          <table:table-cell office:value-type="float" office:value="73713" calcext:value-type="float">
            <text:p>737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7</text:p>
          </table:table-cell>
          <table:table-cell office:value-type="float" office:value="0.082903" calcext:value-type="float">
            <text:p>0.082903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" calcext:value-type="float">
            <text:p>0</text:p>
          </table:table-cell>
          <table:table-cell office:value-type="float" office:value="103670" calcext:value-type="float">
            <text:p>1036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8</text:p>
          </table:table-cell>
          <table:table-cell office:value-type="float" office:value="0.016212" calcext:value-type="float">
            <text:p>0.016212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55291" calcext:value-type="float">
            <text:p>552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09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" calcext:value-type="float">
            <text:p>0</text:p>
          </table:table-cell>
          <table:table-cell office:value-type="float" office:value="64669" calcext:value-type="float">
            <text:p>646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0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" calcext:value-type="float">
            <text:p>0</text:p>
          </table:table-cell>
          <table:table-cell office:value-type="float" office:value="68082" calcext:value-type="float">
            <text:p>680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1</text:p>
          </table:table-cell>
          <table:table-cell office:value-type="float" office:value="0.065461" calcext:value-type="float">
            <text:p>0.065461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0" calcext:value-type="float">
            <text:p>0</text:p>
          </table:table-cell>
          <table:table-cell office:value-type="float" office:value="114002" calcext:value-type="float">
            <text:p>1140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2</text:p>
          </table:table-cell>
          <table:table-cell office:value-type="float" office:value="0.042462" calcext:value-type="float">
            <text:p>0.042462</text:p>
          </table:table-cell>
          <table:table-cell office:value-type="float" office:value="0.006495" calcext:value-type="float">
            <text:p>0.006495</text:p>
          </table:table-cell>
          <table:table-cell office:value-type="float" office:value="0" calcext:value-type="float">
            <text:p>0</text:p>
          </table:table-cell>
          <table:table-cell office:value-type="float" office:value="59937" calcext:value-type="float">
            <text:p>599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3</text:p>
          </table:table-cell>
          <table:table-cell office:value-type="float" office:value="0.017826" calcext:value-type="float">
            <text:p>0.017826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" calcext:value-type="float">
            <text:p>0</text:p>
          </table:table-cell>
          <table:table-cell office:value-type="float" office:value="65711" calcext:value-type="float">
            <text:p>657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4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" calcext:value-type="float">
            <text:p>0</text:p>
          </table:table-cell>
          <table:table-cell office:value-type="float" office:value="71731" calcext:value-type="float">
            <text:p>7173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5</text:p>
          </table:table-cell>
          <table:table-cell office:value-type="float" office:value="0.059187" calcext:value-type="float">
            <text:p>0.059187</text:p>
          </table:table-cell>
          <table:table-cell office:value-type="float" office:value="0.011067" calcext:value-type="float">
            <text:p>0.011067</text:p>
          </table:table-cell>
          <table:table-cell office:value-type="float" office:value="0" calcext:value-type="float">
            <text:p>0</text:p>
          </table:table-cell>
          <table:table-cell office:value-type="float" office:value="91756" calcext:value-type="float">
            <text:p>9175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6</text:p>
          </table:table-cell>
          <table:table-cell office:value-type="float" office:value="0.017405" calcext:value-type="float">
            <text:p>0.017405</text:p>
          </table:table-cell>
          <table:table-cell office:value-type="float" office:value="0.004145" calcext:value-type="float">
            <text:p>0.004145</text:p>
          </table:table-cell>
          <table:table-cell office:value-type="float" office:value="0" calcext:value-type="float">
            <text:p>0</text:p>
          </table:table-cell>
          <table:table-cell office:value-type="float" office:value="56186" calcext:value-type="float">
            <text:p>5618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7</text:p>
          </table:table-cell>
          <table:table-cell office:value-type="float" office:value="0.033088" calcext:value-type="float">
            <text:p>0.033088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" calcext:value-type="float">
            <text:p>0</text:p>
          </table:table-cell>
          <table:table-cell office:value-type="float" office:value="78323" calcext:value-type="float">
            <text:p>783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8</text:p>
          </table:table-cell>
          <table:table-cell office:value-type="float" office:value="0.037088" calcext:value-type="float">
            <text:p>0.037088</text:p>
          </table:table-cell>
          <table:table-cell office:value-type="float" office:value="0.009436" calcext:value-type="float">
            <text:p>0.009436</text:p>
          </table:table-cell>
          <table:table-cell office:value-type="float" office:value="0" calcext:value-type="float">
            <text:p>0</text:p>
          </table:table-cell>
          <table:table-cell office:value-type="float" office:value="83097" calcext:value-type="float">
            <text:p>830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19</text:p>
          </table:table-cell>
          <table:table-cell office:value-type="float" office:value="0.024502" calcext:value-type="float">
            <text:p>0.024502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" calcext:value-type="float">
            <text:p>0</text:p>
          </table:table-cell>
          <table:table-cell office:value-type="float" office:value="71665" calcext:value-type="float">
            <text:p>716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0</text:p>
          </table:table-cell>
          <table:table-cell office:value-type="float" office:value="0.247405" calcext:value-type="float">
            <text:p>0.247405</text:p>
          </table:table-cell>
          <table:table-cell office:value-type="float" office:value="0.069974" calcext:value-type="float">
            <text:p>0.069974</text:p>
          </table:table-cell>
          <table:table-cell office:value-type="float" office:value="0" calcext:value-type="float">
            <text:p>0</text:p>
          </table:table-cell>
          <table:table-cell office:value-type="float" office:value="171204" calcext:value-type="float">
            <text:p>17120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1</text:p>
          </table:table-cell>
          <table:table-cell office:value-type="float" office:value="0.138909" calcext:value-type="float">
            <text:p>0.138909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" calcext:value-type="float">
            <text:p>0</text:p>
          </table:table-cell>
          <table:table-cell office:value-type="float" office:value="54061" calcext:value-type="float">
            <text:p>540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2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3</text:p>
          </table:table-cell>
          <table:table-cell office:value-type="float" office:value="0.025659" calcext:value-type="float">
            <text:p>0.0256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" calcext:value-type="float">
            <text:p>0</text:p>
          </table:table-cell>
          <table:table-cell office:value-type="float" office:value="81428" calcext:value-type="float">
            <text:p>8142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4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" calcext:value-type="float">
            <text:p>0</text:p>
          </table:table-cell>
          <table:table-cell office:value-type="float" office:value="35588" calcext:value-type="float">
            <text:p>3558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5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" calcext:value-type="float">
            <text:p>0</text:p>
          </table:table-cell>
          <table:table-cell office:value-type="float" office:value="38030" calcext:value-type="float">
            <text:p>380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6</text:p>
          </table:table-cell>
          <table:table-cell office:value-type="float" office:value="0.028938" calcext:value-type="float">
            <text:p>0.028938</text:p>
          </table:table-cell>
          <table:table-cell office:value-type="float" office:value="0.005194" calcext:value-type="float">
            <text:p>0.005194</text:p>
          </table:table-cell>
          <table:table-cell office:value-type="float" office:value="0" calcext:value-type="float">
            <text:p>0</text:p>
          </table:table-cell>
          <table:table-cell office:value-type="float" office:value="61509" calcext:value-type="float">
            <text:p>615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7</text:p>
          </table:table-cell>
          <table:table-cell office:value-type="float" office:value="0.023001" calcext:value-type="float">
            <text:p>0.023001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0" calcext:value-type="float">
            <text:p>0</text:p>
          </table:table-cell>
          <table:table-cell office:value-type="float" office:value="54973" calcext:value-type="float">
            <text:p>549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8</text:p>
          </table:table-cell>
          <table:table-cell office:value-type="float" office:value="0.027357" calcext:value-type="float">
            <text:p>0.027357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0" calcext:value-type="float">
            <text:p>0</text:p>
          </table:table-cell>
          <table:table-cell office:value-type="float" office:value="76812" calcext:value-type="float">
            <text:p>768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29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" calcext:value-type="float">
            <text:p>0</text:p>
          </table:table-cell>
          <table:table-cell office:value-type="float" office:value="67603" calcext:value-type="float">
            <text:p>6760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0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office:value-type="float" office:value="52566" calcext:value-type="float">
            <text:p>5256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1</text:p>
          </table:table-cell>
          <table:table-cell office:value-type="float" office:value="0.066225" calcext:value-type="float">
            <text:p>0.066225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0" calcext:value-type="float">
            <text:p>0</text:p>
          </table:table-cell>
          <table:table-cell office:value-type="float" office:value="69539" calcext:value-type="float">
            <text:p>695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2</text:p>
          </table:table-cell>
          <table:table-cell office:value-type="float" office:value="0.074667" calcext:value-type="float">
            <text:p>0.074667</text:p>
          </table:table-cell>
          <table:table-cell office:value-type="float" office:value="0.009497" calcext:value-type="float">
            <text:p>0.009497</text:p>
          </table:table-cell>
          <table:table-cell office:value-type="float" office:value="0" calcext:value-type="float">
            <text:p>0</text:p>
          </table:table-cell>
          <table:table-cell office:value-type="float" office:value="81410" calcext:value-type="float">
            <text:p>814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3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" calcext:value-type="float">
            <text:p>0</text:p>
          </table:table-cell>
          <table:table-cell office:value-type="float" office:value="55701" calcext:value-type="float">
            <text:p>5570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4</text:p>
          </table:table-cell>
          <table:table-cell office:value-type="float" office:value="0.148144" calcext:value-type="float">
            <text:p>0.148144</text:p>
          </table:table-cell>
          <table:table-cell office:value-type="float" office:value="0.028672" calcext:value-type="float">
            <text:p>0.028672</text:p>
          </table:table-cell>
          <table:table-cell office:value-type="float" office:value="0" calcext:value-type="float">
            <text:p>0</text:p>
          </table:table-cell>
          <table:table-cell office:value-type="float" office:value="106660" calcext:value-type="float">
            <text:p>10666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5</text:p>
          </table:table-cell>
          <table:table-cell office:value-type="float" office:value="0.060202" calcext:value-type="float">
            <text:p>0.060202</text:p>
          </table:table-cell>
          <table:table-cell office:value-type="float" office:value="0.009703" calcext:value-type="float">
            <text:p>0.009703</text:p>
          </table:table-cell>
          <table:table-cell office:value-type="float" office:value="0" calcext:value-type="float">
            <text:p>0</text:p>
          </table:table-cell>
          <table:table-cell office:value-type="float" office:value="74065" calcext:value-type="float">
            <text:p>7406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6</text:p>
          </table:table-cell>
          <table:table-cell office:value-type="float" office:value="0.086534" calcext:value-type="float">
            <text:p>0.086534</text:p>
          </table:table-cell>
          <table:table-cell office:value-type="float" office:value="0.015609" calcext:value-type="float">
            <text:p>0.015609</text:p>
          </table:table-cell>
          <table:table-cell office:value-type="float" office:value="0" calcext:value-type="float">
            <text:p>0</text:p>
          </table:table-cell>
          <table:table-cell office:value-type="float" office:value="77840" calcext:value-type="float">
            <text:p>7784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7</text:p>
          </table:table-cell>
          <table:table-cell office:value-type="float" office:value="0.134156" calcext:value-type="float">
            <text:p>0.134156</text:p>
          </table:table-cell>
          <table:table-cell office:value-type="float" office:value="0.023947" calcext:value-type="float">
            <text:p>0.023947</text:p>
          </table:table-cell>
          <table:table-cell office:value-type="float" office:value="0" calcext:value-type="float">
            <text:p>0</text:p>
          </table:table-cell>
          <table:table-cell office:value-type="float" office:value="89234" calcext:value-type="float">
            <text:p>8923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8</text:p>
          </table:table-cell>
          <table:table-cell office:value-type="float" office:value="0.078957" calcext:value-type="float">
            <text:p>0.0789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0" calcext:value-type="float">
            <text:p>0</text:p>
          </table:table-cell>
          <table:table-cell office:value-type="float" office:value="78801" calcext:value-type="float">
            <text:p>788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39</text:p>
          </table:table-cell>
          <table:table-cell office:value-type="float" office:value="0.244568" calcext:value-type="float">
            <text:p>0.244568</text:p>
          </table:table-cell>
          <table:table-cell office:value-type="float" office:value="0.048869" calcext:value-type="float">
            <text:p>0.048869</text:p>
          </table:table-cell>
          <table:table-cell office:value-type="float" office:value="0" calcext:value-type="float">
            <text:p>0</text:p>
          </table:table-cell>
          <table:table-cell office:value-type="float" office:value="137923" calcext:value-type="float">
            <text:p>13792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0</text:p>
          </table:table-cell>
          <table:table-cell office:value-type="float" office:value="0.069329" calcext:value-type="float">
            <text:p>0.069329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" calcext:value-type="float">
            <text:p>0</text:p>
          </table:table-cell>
          <table:table-cell office:value-type="float" office:value="58885" calcext:value-type="float">
            <text:p>5888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1</text:p>
          </table:table-cell>
          <table:table-cell office:value-type="float" office:value="0.081919" calcext:value-type="float">
            <text:p>0.081919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" calcext:value-type="float">
            <text:p>0</text:p>
          </table:table-cell>
          <table:table-cell office:value-type="float" office:value="64234" calcext:value-type="float">
            <text:p>6423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2</text:p>
          </table:table-cell>
          <table:table-cell office:value-type="float" office:value="0.016938" calcext:value-type="float">
            <text:p>0.016938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" calcext:value-type="float">
            <text:p>0</text:p>
          </table:table-cell>
          <table:table-cell office:value-type="float" office:value="58260" calcext:value-type="float">
            <text:p>5826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3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094472" calcext:value-type="float">
            <text:p>0.094472</text:p>
          </table:table-cell>
          <table:table-cell office:value-type="float" office:value="0" calcext:value-type="float">
            <text:p>0</text:p>
          </table:table-cell>
          <table:table-cell office:value-type="float" office:value="136621" calcext:value-type="float">
            <text:p>13662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4</text:p>
          </table:table-cell>
          <table:table-cell office:value-type="float" office:value="0.243111" calcext:value-type="float">
            <text:p>0.243111</text:p>
          </table:table-cell>
          <table:table-cell office:value-type="float" office:value="0.023933" calcext:value-type="float">
            <text:p>0.023933</text:p>
          </table:table-cell>
          <table:table-cell office:value-type="float" office:value="0" calcext:value-type="float">
            <text:p>0</text:p>
          </table:table-cell>
          <table:table-cell office:value-type="float" office:value="66430" calcext:value-type="float">
            <text:p>664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5</text:p>
          </table:table-cell>
          <table:table-cell office:value-type="float" office:value="0.070769" calcext:value-type="float">
            <text:p>0.070769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" calcext:value-type="float">
            <text:p>0</text:p>
          </table:table-cell>
          <table:table-cell office:value-type="float" office:value="58033" calcext:value-type="float">
            <text:p>5803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6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027189" calcext:value-type="float">
            <text:p>0.027189</text:p>
          </table:table-cell>
          <table:table-cell office:value-type="float" office:value="0" calcext:value-type="float">
            <text:p>0</text:p>
          </table:table-cell>
          <table:table-cell office:value-type="float" office:value="92013" calcext:value-type="float">
            <text:p>9201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7</text:p>
          </table:table-cell>
          <table:table-cell office:value-type="float" office:value="0.056035" calcext:value-type="float">
            <text:p>0.056035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0" calcext:value-type="float">
            <text:p>0</text:p>
          </table:table-cell>
          <table:table-cell office:value-type="float" office:value="64543" calcext:value-type="float">
            <text:p>6454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8</text:p>
          </table:table-cell>
          <table:table-cell office:value-type="float" office:value="0.26453" calcext:value-type="float">
            <text:p>0.26453</text:p>
          </table:table-cell>
          <table:table-cell office:value-type="float" office:value="0.032129" calcext:value-type="float">
            <text:p>0.032129</text:p>
          </table:table-cell>
          <table:table-cell office:value-type="float" office:value="0" calcext:value-type="float">
            <text:p>0</text:p>
          </table:table-cell>
          <table:table-cell office:value-type="float" office:value="92619" calcext:value-type="float">
            <text:p>9261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49</text:p>
          </table:table-cell>
          <table:table-cell office:value-type="float" office:value="0.15975" calcext:value-type="float">
            <text:p>0.15975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" calcext:value-type="float">
            <text:p>0</text:p>
          </table:table-cell>
          <table:table-cell office:value-type="float" office:value="79522" calcext:value-type="float">
            <text:p>7952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0</text:p>
          </table:table-cell>
          <table:table-cell office:value-type="float" office:value="0.233606" calcext:value-type="float">
            <text:p>0.233606</text:p>
          </table:table-cell>
          <table:table-cell office:value-type="float" office:value="0.017562" calcext:value-type="float">
            <text:p>0.017562</text:p>
          </table:table-cell>
          <table:table-cell office:value-type="float" office:value="0" calcext:value-type="float">
            <text:p>0</text:p>
          </table:table-cell>
          <table:table-cell office:value-type="float" office:value="80798" calcext:value-type="float">
            <text:p>807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1</text:p>
          </table:table-cell>
          <table:table-cell office:value-type="float" office:value="0.180979" calcext:value-type="float">
            <text:p>0.180979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" calcext:value-type="float">
            <text:p>0</text:p>
          </table:table-cell>
          <table:table-cell office:value-type="float" office:value="85120" calcext:value-type="float">
            <text:p>851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2</text:p>
          </table:table-cell>
          <table:table-cell office:value-type="float" office:value="0.23054" calcext:value-type="float">
            <text:p>0.23054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0" calcext:value-type="float">
            <text:p>0</text:p>
          </table:table-cell>
          <table:table-cell office:value-type="float" office:value="106149" calcext:value-type="float">
            <text:p>10614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3</text:p>
          </table:table-cell>
          <table:table-cell office:value-type="float" office:value="0.149245" calcext:value-type="float">
            <text:p>0.149245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" calcext:value-type="float">
            <text:p>0</text:p>
          </table:table-cell>
          <table:table-cell office:value-type="float" office:value="88225" calcext:value-type="float">
            <text:p>8822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4</text:p>
          </table:table-cell>
          <table:table-cell office:value-type="float" office:value="0.345981" calcext:value-type="float">
            <text:p>0.345981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" calcext:value-type="float">
            <text:p>0</text:p>
          </table:table-cell>
          <table:table-cell office:value-type="float" office:value="66471" calcext:value-type="float">
            <text:p>6647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5</text:p>
          </table:table-cell>
          <table:table-cell office:value-type="float" office:value="0.615171" calcext:value-type="float">
            <text:p>0.615171</text:p>
          </table:table-cell>
          <table:table-cell office:value-type="float" office:value="0.065723" calcext:value-type="float">
            <text:p>0.065723</text:p>
          </table:table-cell>
          <table:table-cell office:value-type="float" office:value="0" calcext:value-type="float">
            <text:p>0</text:p>
          </table:table-cell>
          <table:table-cell office:value-type="float" office:value="100439" calcext:value-type="float">
            <text:p>10043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6</text:p>
          </table:table-cell>
          <table:table-cell office:value-type="float" office:value="0.875114" calcext:value-type="float">
            <text:p>0.875114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0" calcext:value-type="float">
            <text:p>0</text:p>
          </table:table-cell>
          <table:table-cell office:value-type="float" office:value="88525" calcext:value-type="float">
            <text:p>8852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7</text:p>
          </table:table-cell>
          <table:table-cell office:value-type="float" office:value="0.305617" calcext:value-type="float">
            <text:p>0.305617</text:p>
          </table:table-cell>
          <table:table-cell office:value-type="float" office:value="0.027159" calcext:value-type="float">
            <text:p>0.027159</text:p>
          </table:table-cell>
          <table:table-cell office:value-type="float" office:value="0" calcext:value-type="float">
            <text:p>0</text:p>
          </table:table-cell>
          <table:table-cell office:value-type="float" office:value="61402" calcext:value-type="float">
            <text:p>6140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8</text:p>
          </table:table-cell>
          <table:table-cell office:value-type="float" office:value="2.796579" calcext:value-type="float">
            <text:p>2.796579</text:p>
          </table:table-cell>
          <table:table-cell office:value-type="float" office:value="0.616261" calcext:value-type="float">
            <text:p>0.616261</text:p>
          </table:table-cell>
          <table:table-cell office:value-type="float" office:value="0" calcext:value-type="float">
            <text:p>0</text:p>
          </table:table-cell>
          <table:table-cell office:value-type="float" office:value="194223" calcext:value-type="float">
            <text:p>19422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2:59</text:p>
          </table:table-cell>
          <table:table-cell office:value-type="float" office:value="7.694356" calcext:value-type="float">
            <text:p>7.694356</text:p>
          </table:table-cell>
          <table:table-cell office:value-type="float" office:value="0.594012" calcext:value-type="float">
            <text:p>0.594012</text:p>
          </table:table-cell>
          <table:table-cell office:value-type="float" office:value="0" calcext:value-type="float">
            <text:p>0</text:p>
          </table:table-cell>
          <table:table-cell office:value-type="float" office:value="155884" calcext:value-type="float">
            <text:p>15588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0</text:p>
          </table:table-cell>
          <table:table-cell office:value-type="float" office:value="16.883153" calcext:value-type="float">
            <text:p>16.883153</text:p>
          </table:table-cell>
          <table:table-cell office:value-type="float" office:value="0.340763" calcext:value-type="float">
            <text:p>0.340763</text:p>
          </table:table-cell>
          <table:table-cell office:value-type="float" office:value="0" calcext:value-type="float">
            <text:p>0</text:p>
          </table:table-cell>
          <table:table-cell office:value-type="float" office:value="116288" calcext:value-type="float">
            <text:p>11628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1</text:p>
          </table:table-cell>
          <table:table-cell office:value-type="float" office:value="17.879067" calcext:value-type="float">
            <text:p>17.879067</text:p>
          </table:table-cell>
          <table:table-cell office:value-type="float" office:value="0.20959" calcext:value-type="float">
            <text:p>0.20959</text:p>
          </table:table-cell>
          <table:table-cell office:value-type="float" office:value="0" calcext:value-type="float">
            <text:p>0</text:p>
          </table:table-cell>
          <table:table-cell office:value-type="float" office:value="61636" calcext:value-type="float">
            <text:p>6163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2</text:p>
          </table:table-cell>
          <table:table-cell office:value-type="float" office:value="16.726638" calcext:value-type="float">
            <text:p>16.726638</text:p>
          </table:table-cell>
          <table:table-cell office:value-type="float" office:value="0.154149" calcext:value-type="float">
            <text:p>0.154149</text:p>
          </table:table-cell>
          <table:table-cell office:value-type="float" office:value="0" calcext:value-type="float">
            <text:p>0</text:p>
          </table:table-cell>
          <table:table-cell office:value-type="float" office:value="66885" calcext:value-type="float">
            <text:p>6688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3</text:p>
          </table:table-cell>
          <table:table-cell office:value-type="float" office:value="17.819" calcext:value-type="float">
            <text:p>17.819</text:p>
          </table:table-cell>
          <table:table-cell office:value-type="float" office:value="0.038434" calcext:value-type="float">
            <text:p>0.038434</text:p>
          </table:table-cell>
          <table:table-cell office:value-type="float" office:value="0" calcext:value-type="float">
            <text:p>0</text:p>
          </table:table-cell>
          <table:table-cell office:value-type="float" office:value="33634" calcext:value-type="float">
            <text:p>3363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4</text:p>
          </table:table-cell>
          <table:table-cell office:value-type="float" office:value="17.501135" calcext:value-type="float">
            <text:p>17.501135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" calcext:value-type="float">
            <text:p>0</text:p>
          </table:table-cell>
          <table:table-cell office:value-type="float" office:value="40457" calcext:value-type="float">
            <text:p>404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5</text:p>
          </table:table-cell>
          <table:table-cell office:value-type="float" office:value="22.075441" calcext:value-type="float">
            <text:p>22.075441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0" calcext:value-type="float">
            <text:p>0</text:p>
          </table:table-cell>
          <table:table-cell office:value-type="float" office:value="225155" calcext:value-type="float">
            <text:p>22515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6</text:p>
          </table:table-cell>
          <table:table-cell office:value-type="float" office:value="41.410135" calcext:value-type="float">
            <text:p>41.410135</text:p>
          </table:table-cell>
          <table:table-cell office:value-type="float" office:value="0.024909" calcext:value-type="float">
            <text:p>0.024909</text:p>
          </table:table-cell>
          <table:table-cell office:value-type="float" office:value="0" calcext:value-type="float">
            <text:p>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7</text:p>
          </table:table-cell>
          <table:table-cell office:value-type="float" office:value="51.464719" calcext:value-type="float">
            <text:p>51.464719</text:p>
          </table:table-cell>
          <table:table-cell office:value-type="float" office:value="0.026844" calcext:value-type="float">
            <text:p>0.026844</text:p>
          </table:table-cell>
          <table:table-cell office:value-type="float" office:value="0" calcext:value-type="float">
            <text:p>0</text:p>
          </table:table-cell>
          <table:table-cell office:value-type="float" office:value="144829" calcext:value-type="float">
            <text:p>14482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8</text:p>
          </table:table-cell>
          <table:table-cell office:value-type="float" office:value="57.755719" calcext:value-type="float">
            <text:p>57.755719</text:p>
          </table:table-cell>
          <table:table-cell office:value-type="float" office:value="0.134462" calcext:value-type="float">
            <text:p>0.134462</text:p>
          </table:table-cell>
          <table:table-cell office:value-type="float" office:value="0" calcext:value-type="float">
            <text:p>0</text:p>
          </table:table-cell>
          <table:table-cell office:value-type="float" office:value="141841" calcext:value-type="float">
            <text:p>14184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09</text:p>
          </table:table-cell>
          <table:table-cell office:value-type="float" office:value="56.560344" calcext:value-type="float">
            <text:p>56.560344</text:p>
          </table:table-cell>
          <table:table-cell office:value-type="float" office:value="0.201705" calcext:value-type="float">
            <text:p>0.201705</text:p>
          </table:table-cell>
          <table:table-cell office:value-type="float" office:value="0" calcext:value-type="float">
            <text:p>0</text:p>
          </table:table-cell>
          <table:table-cell office:value-type="float" office:value="146751" calcext:value-type="float">
            <text:p>14675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0</text:p>
          </table:table-cell>
          <table:table-cell office:value-type="float" office:value="57.223918" calcext:value-type="float">
            <text:p>57.223918</text:p>
          </table:table-cell>
          <table:table-cell office:value-type="float" office:value="0.129363" calcext:value-type="float">
            <text:p>0.129363</text:p>
          </table:table-cell>
          <table:table-cell office:value-type="float" office:value="0" calcext:value-type="float">
            <text:p>0</text:p>
          </table:table-cell>
          <table:table-cell office:value-type="float" office:value="208021" calcext:value-type="float">
            <text:p>20802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1</text:p>
          </table:table-cell>
          <table:table-cell office:value-type="float" office:value="54.037707" calcext:value-type="float">
            <text:p>54.037707</text:p>
          </table:table-cell>
          <table:table-cell office:value-type="float" office:value="0.09482" calcext:value-type="float">
            <text:p>0.09482</text:p>
          </table:table-cell>
          <table:table-cell office:value-type="float" office:value="0" calcext:value-type="float">
            <text:p>0</text:p>
          </table:table-cell>
          <table:table-cell office:value-type="float" office:value="285255" calcext:value-type="float">
            <text:p>28525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2</text:p>
          </table:table-cell>
          <table:table-cell office:value-type="float" office:value="50.909468" calcext:value-type="float">
            <text:p>50.909468</text:p>
          </table:table-cell>
          <table:table-cell office:value-type="float" office:value="0.188328" calcext:value-type="float">
            <text:p>0.188328</text:p>
          </table:table-cell>
          <table:table-cell office:value-type="float" office:value="0" calcext:value-type="float">
            <text:p>0</text:p>
          </table:table-cell>
          <table:table-cell office:value-type="float" office:value="475098" calcext:value-type="float">
            <text:p>47509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3</text:p>
          </table:table-cell>
          <table:table-cell office:value-type="float" office:value="55.208206" calcext:value-type="float">
            <text:p>55.208206</text:p>
          </table:table-cell>
          <table:table-cell office:value-type="float" office:value="0.170873" calcext:value-type="float">
            <text:p>0.170873</text:p>
          </table:table-cell>
          <table:table-cell office:value-type="float" office:value="0" calcext:value-type="float">
            <text:p>0</text:p>
          </table:table-cell>
          <table:table-cell office:value-type="float" office:value="386372" calcext:value-type="float">
            <text:p>38637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4</text:p>
          </table:table-cell>
          <table:table-cell office:value-type="float" office:value="58.832039" calcext:value-type="float">
            <text:p>58.832039</text:p>
          </table:table-cell>
          <table:table-cell office:value-type="float" office:value="0.296608" calcext:value-type="float">
            <text:p>0.296608</text:p>
          </table:table-cell>
          <table:table-cell office:value-type="float" office:value="0" calcext:value-type="float">
            <text:p>0</text:p>
          </table:table-cell>
          <table:table-cell office:value-type="float" office:value="435120" calcext:value-type="float">
            <text:p>43512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5</text:p>
          </table:table-cell>
          <table:table-cell office:value-type="float" office:value="66.412502" calcext:value-type="float">
            <text:p>66.412502</text:p>
          </table:table-cell>
          <table:table-cell office:value-type="float" office:value="0.498993" calcext:value-type="float">
            <text:p>0.498993</text:p>
          </table:table-cell>
          <table:table-cell office:value-type="float" office:value="0" calcext:value-type="float">
            <text:p>0</text:p>
          </table:table-cell>
          <table:table-cell office:value-type="float" office:value="613585" calcext:value-type="float">
            <text:p>61358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6</text:p>
          </table:table-cell>
          <table:table-cell office:value-type="float" office:value="67.839637" calcext:value-type="float">
            <text:p>67.839637</text:p>
          </table:table-cell>
          <table:table-cell office:value-type="float" office:value="0.84935" calcext:value-type="float">
            <text:p>0.84935</text:p>
          </table:table-cell>
          <table:table-cell office:value-type="float" office:value="0" calcext:value-type="float">
            <text:p>0</text:p>
          </table:table-cell>
          <table:table-cell office:value-type="float" office:value="838743" calcext:value-type="float">
            <text:p>83874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7</text:p>
          </table:table-cell>
          <table:table-cell office:value-type="float" office:value="57.510077" calcext:value-type="float">
            <text:p>57.510077</text:p>
          </table:table-cell>
          <table:table-cell office:value-type="float" office:value="1.088603" calcext:value-type="float">
            <text:p>1.088603</text:p>
          </table:table-cell>
          <table:table-cell office:value-type="float" office:value="0" calcext:value-type="float">
            <text:p>0</text:p>
          </table:table-cell>
          <table:table-cell office:value-type="float" office:value="1125338" calcext:value-type="float">
            <text:p>112533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8</text:p>
          </table:table-cell>
          <table:table-cell office:value-type="float" office:value="71.097964" calcext:value-type="float">
            <text:p>71.097964</text:p>
          </table:table-cell>
          <table:table-cell office:value-type="float" office:value="1.559037" calcext:value-type="float">
            <text:p>1.559037</text:p>
          </table:table-cell>
          <table:table-cell office:value-type="float" office:value="0" calcext:value-type="float">
            <text:p>0</text:p>
          </table:table-cell>
          <table:table-cell office:value-type="float" office:value="1459082" calcext:value-type="float">
            <text:p>145908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19</text:p>
          </table:table-cell>
          <table:table-cell office:value-type="float" office:value="68.138251" calcext:value-type="float">
            <text:p>68.138251</text:p>
          </table:table-cell>
          <table:table-cell office:value-type="float" office:value="0.680192" calcext:value-type="float">
            <text:p>0.680192</text:p>
          </table:table-cell>
          <table:table-cell office:value-type="float" office:value="0" calcext:value-type="float">
            <text:p>0</text:p>
          </table:table-cell>
          <table:table-cell office:value-type="float" office:value="80821" calcext:value-type="float">
            <text:p>8082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0</text:p>
          </table:table-cell>
          <table:table-cell office:value-type="float" office:value="64.080721" calcext:value-type="float">
            <text:p>64.080721</text:p>
          </table:table-cell>
          <table:table-cell office:value-type="float" office:value="1.276855" calcext:value-type="float">
            <text:p>1.276855</text:p>
          </table:table-cell>
          <table:table-cell office:value-type="float" office:value="0" calcext:value-type="float">
            <text:p>0</text:p>
          </table:table-cell>
          <table:table-cell office:value-type="float" office:value="176953" calcext:value-type="float">
            <text:p>17695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1</text:p>
          </table:table-cell>
          <table:table-cell office:value-type="float" office:value="68.190888" calcext:value-type="float">
            <text:p>68.190888</text:p>
          </table:table-cell>
          <table:table-cell office:value-type="float" office:value="1.625709" calcext:value-type="float">
            <text:p>1.625709</text:p>
          </table:table-cell>
          <table:table-cell office:value-type="float" office:value="0" calcext:value-type="float">
            <text:p>0</text:p>
          </table:table-cell>
          <table:table-cell office:value-type="float" office:value="147529" calcext:value-type="float">
            <text:p>14752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2</text:p>
          </table:table-cell>
          <table:table-cell office:value-type="float" office:value="62.63356" calcext:value-type="float">
            <text:p>62.63356</text:p>
          </table:table-cell>
          <table:table-cell office:value-type="float" office:value="1.018988" calcext:value-type="float">
            <text:p>1.018988</text:p>
          </table:table-cell>
          <table:table-cell office:value-type="float" office:value="0" calcext:value-type="float">
            <text:p>0</text:p>
          </table:table-cell>
          <table:table-cell office:value-type="float" office:value="73188" calcext:value-type="float">
            <text:p>7318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3</text:p>
          </table:table-cell>
          <table:table-cell office:value-type="float" office:value="61.537088" calcext:value-type="float">
            <text:p>61.537088</text:p>
          </table:table-cell>
          <table:table-cell office:value-type="float" office:value="0.162399" calcext:value-type="float">
            <text:p>0.162399</text:p>
          </table:table-cell>
          <table:table-cell office:value-type="float" office:value="0" calcext:value-type="float">
            <text:p>0</text:p>
          </table:table-cell>
          <table:table-cell office:value-type="float" office:value="87313" calcext:value-type="float">
            <text:p>8731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4</text:p>
          </table:table-cell>
          <table:table-cell office:value-type="float" office:value="61.301232" calcext:value-type="float">
            <text:p>61.301232</text:p>
          </table:table-cell>
          <table:table-cell office:value-type="float" office:value="0.483721" calcext:value-type="float">
            <text:p>0.483721</text:p>
          </table:table-cell>
          <table:table-cell office:value-type="float" office:value="0" calcext:value-type="float">
            <text:p>0</text:p>
          </table:table-cell>
          <table:table-cell office:value-type="float" office:value="94561" calcext:value-type="float">
            <text:p>945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5</text:p>
          </table:table-cell>
          <table:table-cell office:value-type="float" office:value="46.589297" calcext:value-type="float">
            <text:p>46.589297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" calcext:value-type="float">
            <text:p>0</text:p>
          </table:table-cell>
          <table:table-cell office:value-type="float" office:value="23720" calcext:value-type="float">
            <text:p>237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6</text:p>
          </table:table-cell>
          <table:table-cell office:value-type="float" office:value="61.004" calcext:value-type="float">
            <text:p>61.004</text:p>
          </table:table-cell>
          <table:table-cell office:value-type="float" office:value="0.115606" calcext:value-type="float">
            <text:p>0.115606</text:p>
          </table:table-cell>
          <table:table-cell office:value-type="float" office:value="0" calcext:value-type="float">
            <text:p>0</text:p>
          </table:table-cell>
          <table:table-cell office:value-type="float" office:value="30989" calcext:value-type="float">
            <text:p>309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7</text:p>
          </table:table-cell>
          <table:table-cell office:value-type="float" office:value="61.252853" calcext:value-type="float">
            <text:p>61.252853</text:p>
          </table:table-cell>
          <table:table-cell office:value-type="float" office:value="0.056785" calcext:value-type="float">
            <text:p>0.056785</text:p>
          </table:table-cell>
          <table:table-cell office:value-type="float" office:value="0" calcext:value-type="float">
            <text:p>0</text:p>
          </table:table-cell>
          <table:table-cell office:value-type="float" office:value="28269" calcext:value-type="float">
            <text:p>282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8</text:p>
          </table:table-cell>
          <table:table-cell office:value-type="float" office:value="54.977077" calcext:value-type="float">
            <text:p>54.977077</text:p>
          </table:table-cell>
          <table:table-cell office:value-type="float" office:value="0.123571" calcext:value-type="float">
            <text:p>0.123571</text:p>
          </table:table-cell>
          <table:table-cell office:value-type="float" office:value="0" calcext:value-type="float">
            <text:p>0</text:p>
          </table:table-cell>
          <table:table-cell office:value-type="float" office:value="19648" calcext:value-type="float">
            <text:p>19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29</text:p>
          </table:table-cell>
          <table:table-cell office:value-type="float" office:value="44.819274" calcext:value-type="float">
            <text:p>44.819274</text:p>
          </table:table-cell>
          <table:table-cell office:value-type="float" office:value="0.015961" calcext:value-type="float">
            <text:p>0.015961</text:p>
          </table:table-cell>
          <table:table-cell office:value-type="float" office:value="0" calcext:value-type="float">
            <text:p>0</text:p>
          </table:table-cell>
          <table:table-cell office:value-type="float" office:value="40708" calcext:value-type="float">
            <text:p>407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3:30</text:p>
          </table:table-cell>
          <table:table-cell office:value-type="float" office:value="64.39553" calcext:value-type="float">
            <text:p>64.39553</text:p>
          </table:table-cell>
          <table:table-cell office:value-type="float" office:value="0.006313" calcext:value-type="float">
            <text:p>0.006313</text:p>
          </table:table-cell>
          <table:table-cell office:value-type="float" office:value="0" calcext:value-type="float">
            <text:p>0</text:p>
          </table:table-cell>
          <table:table-cell office:value-type="float" office:value="13562" calcext:value-type="float">
            <text:p>13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15:05</text:p>
          </table:table-cell>
          <table:table-cell office:value-type="float" office:value="159.057874" calcext:value-type="float">
            <text:p>159.057874</text:p>
          </table:table-cell>
          <table:table-cell office:value-type="float" office:value="1.508962" calcext:value-type="float">
            <text:p>1.50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2T12:20:44.230630427</dc:date>
    <meta:editing-duration>PT3M40S</meta:editing-duration>
    <meta:editing-cycles>1</meta:editing-cycles>
    <meta:document-statistic meta:table-count="1" meta:cell-count="8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5cm" svg:y="0.315cm" chart:style-name="ch2">
          <text:p>test184, longer periods at 100-1000 Req/S</text:p>
        </chart:title>
        <chart:legend chart:legend-position="end" svg:x="14.001cm" svg:y="4.005cm" style:legend-expansion="high" chart:style-name="ch3"/>
        <chart:plot-area chart:style-name="ch4" table:cell-range-address="time.B1:time.D120" chart:data-source-has-labels="both" svg:x="0.32cm" svg:y="1.248cm" svg:width="13.361cm" svg:height="7.572cm">
          <chartooo:coordinate-region svg:x="1.325cm" svg:y="1.248cm" svg:width="12.356cm" svg:height="5.97cm"/>
          <chart:axis chart:dimension="x" chart:name="primary-x" chart:style-name="ch5" chartooo:axis-type="auto">
            <chartooo:date-scale/>
            <chart:categories table:cell-range-address="time.B2:time.B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120" chart:label-cell-address="time.C1:time.C1" chart:class="chart:bar">
            <chart:data-point chart:repeated="119"/>
          </chart:series>
          <chart:series chart:style-name="ch9" chart:values-cell-range-address="time.D2:time.D120" chart:label-cell-address="time.D1:time.D1" chart:class="chart:bar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11:33</text:p>
                <draw:g>
                  <svg:desc>time.B2:time.B120</svg:desc>
                </draw:g>
              </table:table-cell>
              <table:table-cell office:value-type="float" office:value="0.02024">
                <text:p>0.02024</text:p>
                <draw:g>
                  <svg:desc>time.C2:time.C120</svg:desc>
                </draw:g>
              </table:table-cell>
              <table:table-cell office:value-type="float" office:value="0.004038">
                <text:p>0.004038</text:p>
                <draw:g>
                  <svg:desc>time.D2:time.D120</svg:desc>
                </draw:g>
              </table:table-cell>
            </table:table-row>
            <table:table-row>
              <table:table-cell office:value-type="string">
                <text:p>12:11:34</text:p>
              </table:table-cell>
              <table:table-cell office:value-type="float" office:value="0.014618">
                <text:p>0.014618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12:11:35</text:p>
              </table:table-cell>
              <table:table-cell office:value-type="float" office:value="0.013964">
                <text:p>0.013964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string">
                <text:p>12:11:36</text:p>
              </table:table-cell>
              <table:table-cell office:value-type="float" office:value="0.01331">
                <text:p>0.01331</text:p>
              </table:table-cell>
              <table:table-cell office:value-type="float" office:value="0.001248">
                <text:p>0.001248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0.014715">
                <text:p>0.014715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12:11:38</text:p>
              </table:table-cell>
              <table:table-cell office:value-type="float" office:value="0.014045">
                <text:p>0.014045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string">
                <text:p>12:11:39</text:p>
              </table:table-cell>
              <table:table-cell office:value-type="float" office:value="0.015394">
                <text:p>0.015394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2:11:40</text:p>
              </table:table-cell>
              <table:table-cell office:value-type="float" office:value="0.013713">
                <text:p>0.013713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string">
                <text:p>12:11:41</text:p>
              </table:table-cell>
              <table:table-cell office:value-type="float" office:value="0.013705">
                <text:p>0.013705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string">
                <text:p>12:11:42</text:p>
              </table:table-cell>
              <table:table-cell office:value-type="float" office:value="0.014134">
                <text:p>0.014134</text:p>
              </table:table-cell>
              <table:table-cell office:value-type="float" office:value="0.002397">
                <text:p>0.002397</text:p>
              </table:table-cell>
            </table:table-row>
            <table:table-row>
              <table:table-cell office:value-type="string">
                <text:p>12:11:43</text:p>
              </table:table-cell>
              <table:table-cell office:value-type="float" office:value="0.014704">
                <text:p>0.014704</text:p>
              </table:table-cell>
              <table:table-cell office:value-type="float" office:value="0.002872">
                <text:p>0.002872</text:p>
              </table:table-cell>
            </table:table-row>
            <table:table-row>
              <table:table-cell office:value-type="string">
                <text:p>12:11:44</text:p>
              </table:table-cell>
              <table:table-cell office:value-type="float" office:value="0.015806">
                <text:p>0.015806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12:11:45</text:p>
              </table:table-cell>
              <table:table-cell office:value-type="float" office:value="0.015126">
                <text:p>0.015126</text:p>
              </table:table-cell>
              <table:table-cell office:value-type="float" office:value="0.002247">
                <text:p>0.002247</text:p>
              </table:table-cell>
            </table:table-row>
            <table:table-row>
              <table:table-cell office:value-type="string">
                <text:p>12:11:46</text:p>
              </table:table-cell>
              <table:table-cell office:value-type="float" office:value="0.014105">
                <text:p>0.014105</text:p>
              </table:table-cell>
              <table:table-cell office:value-type="float" office:value="0.002286">
                <text:p>0.002286</text:p>
              </table:table-cell>
            </table:table-row>
            <table:table-row>
              <table:table-cell office:value-type="string">
                <text:p>12:11:47</text:p>
              </table:table-cell>
              <table:table-cell office:value-type="float" office:value="0.014301">
                <text:p>0.014301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.018188">
                <text:p>0.018188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12:11:49</text:p>
              </table:table-cell>
              <table:table-cell office:value-type="float" office:value="0.017624">
                <text:p>0.017624</text:p>
              </table:table-cell>
              <table:table-cell office:value-type="float" office:value="0.004884">
                <text:p>0.004884</text:p>
              </table:table-cell>
            </table:table-row>
            <table:table-row>
              <table:table-cell office:value-type="string">
                <text:p>12:11:50</text:p>
              </table:table-cell>
              <table:table-cell office:value-type="float" office:value="0.015575">
                <text:p>0.015575</text:p>
              </table:table-cell>
              <table:table-cell office:value-type="float" office:value="0.003587">
                <text:p>0.003587</text:p>
              </table:table-cell>
            </table:table-row>
            <table:table-row>
              <table:table-cell office:value-type="string">
                <text:p>12:11:51</text:p>
              </table:table-cell>
              <table:table-cell office:value-type="float" office:value="0.015355">
                <text:p>0.015355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12:11:52</text:p>
              </table:table-cell>
              <table:table-cell office:value-type="float" office:value="0.015314">
                <text:p>0.015314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12:11:53</text:p>
              </table:table-cell>
              <table:table-cell office:value-type="float" office:value="0.014431">
                <text:p>0.014431</text:p>
              </table:table-cell>
              <table:table-cell office:value-type="float" office:value="0.002746">
                <text:p>0.002746</text:p>
              </table:table-cell>
            </table:table-row>
            <table:table-row>
              <table:table-cell office:value-type="string">
                <text:p>12:11:54</text:p>
              </table:table-cell>
              <table:table-cell office:value-type="float" office:value="0.015075">
                <text:p>0.015075</text:p>
              </table:table-cell>
              <table:table-cell office:value-type="float" office:value="0.003459">
                <text:p>0.003459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0.013935">
                <text:p>0.013935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string">
                <text:p>12:11:56</text:p>
              </table:table-cell>
              <table:table-cell office:value-type="float" office:value="0.012928">
                <text:p>0.012928</text:p>
              </table:table-cell>
              <table:table-cell office:value-type="float" office:value="0.001607">
                <text:p>0.001607</text:p>
              </table:table-cell>
            </table:table-row>
            <table:table-row>
              <table:table-cell office:value-type="string">
                <text:p>12:11:57</text:p>
              </table:table-cell>
              <table:table-cell office:value-type="float" office:value="0.013243">
                <text:p>0.013243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string">
                <text:p>12:11:58</text:p>
              </table:table-cell>
              <table:table-cell office:value-type="float" office:value="0.014712">
                <text:p>0.014712</text:p>
              </table:table-cell>
              <table:table-cell office:value-type="float" office:value="0.002338">
                <text:p>0.002338</text:p>
              </table:table-cell>
            </table:table-row>
            <table:table-row>
              <table:table-cell office:value-type="string">
                <text:p>12:11:59</text:p>
              </table:table-cell>
              <table:table-cell office:value-type="float" office:value="0.014742">
                <text:p>0.014742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12:12:00</text:p>
              </table:table-cell>
              <table:table-cell office:value-type="float" office:value="0.015935">
                <text:p>0.015935</text:p>
              </table:table-cell>
              <table:table-cell office:value-type="float" office:value="0.002593">
                <text:p>0.002593</text:p>
              </table:table-cell>
            </table:table-row>
            <table:table-row>
              <table:table-cell office:value-type="string">
                <text:p>12:12:01</text:p>
              </table:table-cell>
              <table:table-cell office:value-type="float" office:value="0.013118">
                <text:p>0.013118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12:12:02</text:p>
              </table:table-cell>
              <table:table-cell office:value-type="float" office:value="0.013542">
                <text:p>0.013542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12:12:03</text:p>
              </table:table-cell>
              <table:table-cell office:value-type="float" office:value="0.031094">
                <text:p>0.031094</text:p>
              </table:table-cell>
              <table:table-cell office:value-type="float" office:value="0.006466">
                <text:p>0.006466</text:p>
              </table:table-cell>
            </table:table-row>
            <table:table-row>
              <table:table-cell office:value-type="string">
                <text:p>12:12:04</text:p>
              </table:table-cell>
              <table:table-cell office:value-type="float" office:value="0.014371">
                <text:p>0.014371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12:12:05</text:p>
              </table:table-cell>
              <table:table-cell office:value-type="float" office:value="0.018633">
                <text:p>0.01863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12:12:06</text:p>
              </table:table-cell>
              <table:table-cell office:value-type="float" office:value="0.018371">
                <text:p>0.018371</text:p>
              </table:table-cell>
              <table:table-cell office:value-type="float" office:value="0.003044">
                <text:p>0.003044</text:p>
              </table:table-cell>
            </table:table-row>
            <table:table-row>
              <table:table-cell office:value-type="string">
                <text:p>12:12:07</text:p>
              </table:table-cell>
              <table:table-cell office:value-type="float" office:value="0.082903">
                <text:p>0.082903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string">
                <text:p>12:12:08</text:p>
              </table:table-cell>
              <table:table-cell office:value-type="float" office:value="0.016212">
                <text:p>0.016212</text:p>
              </table:table-cell>
              <table:table-cell office:value-type="float" office:value="0.002323">
                <text:p>0.002323</text:p>
              </table:table-cell>
            </table:table-row>
            <table:table-row>
              <table:table-cell office:value-type="string">
                <text:p>12:12:09</text:p>
              </table:table-cell>
              <table:table-cell office:value-type="float" office:value="0.017909">
                <text:p>0.017909</text:p>
              </table:table-cell>
              <table:table-cell office:value-type="float" office:value="0.003738">
                <text:p>0.003738</text:p>
              </table:table-cell>
            </table:table-row>
            <table:table-row>
              <table:table-cell office:value-type="string">
                <text:p>12:12:10</text:p>
              </table:table-cell>
              <table:table-cell office:value-type="float" office:value="0.02956">
                <text:p>0.02956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2:12:11</text:p>
              </table:table-cell>
              <table:table-cell office:value-type="float" office:value="0.065461">
                <text:p>0.065461</text:p>
              </table:table-cell>
              <table:table-cell office:value-type="float" office:value="0.012872">
                <text:p>0.012872</text:p>
              </table:table-cell>
            </table:table-row>
            <table:table-row>
              <table:table-cell office:value-type="string">
                <text:p>12:12:12</text:p>
              </table:table-cell>
              <table:table-cell office:value-type="float" office:value="0.042462">
                <text:p>0.042462</text:p>
              </table:table-cell>
              <table:table-cell office:value-type="float" office:value="0.006495">
                <text:p>0.006495</text:p>
              </table:table-cell>
            </table:table-row>
            <table:table-row>
              <table:table-cell office:value-type="string">
                <text:p>12:12:13</text:p>
              </table:table-cell>
              <table:table-cell office:value-type="float" office:value="0.017826">
                <text:p>0.017826</text:p>
              </table:table-cell>
              <table:table-cell office:value-type="float" office:value="0.002482">
                <text:p>0.002482</text:p>
              </table:table-cell>
            </table:table-row>
            <table:table-row>
              <table:table-cell office:value-type="string">
                <text:p>12:12:14</text:p>
              </table:table-cell>
              <table:table-cell office:value-type="float" office:value="0.017518">
                <text:p>0.017518</text:p>
              </table:table-cell>
              <table:table-cell office:value-type="float" office:value="0.004442">
                <text:p>0.004442</text:p>
              </table:table-cell>
            </table:table-row>
            <table:table-row>
              <table:table-cell office:value-type="string">
                <text:p>12:12:15</text:p>
              </table:table-cell>
              <table:table-cell office:value-type="float" office:value="0.059187">
                <text:p>0.059187</text:p>
              </table:table-cell>
              <table:table-cell office:value-type="float" office:value="0.011067">
                <text:p>0.011067</text:p>
              </table:table-cell>
            </table:table-row>
            <table:table-row>
              <table:table-cell office:value-type="string">
                <text:p>12:12:16</text:p>
              </table:table-cell>
              <table:table-cell office:value-type="float" office:value="0.017405">
                <text:p>0.017405</text:p>
              </table:table-cell>
              <table:table-cell office:value-type="float" office:value="0.004145">
                <text:p>0.004145</text:p>
              </table:table-cell>
            </table:table-row>
            <table:table-row>
              <table:table-cell office:value-type="string">
                <text:p>12:12:17</text:p>
              </table:table-cell>
              <table:table-cell office:value-type="float" office:value="0.033088">
                <text:p>0.033088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.037088">
                <text:p>0.037088</text:p>
              </table:table-cell>
              <table:table-cell office:value-type="float" office:value="0.009436">
                <text:p>0.009436</text:p>
              </table:table-cell>
            </table:table-row>
            <table:table-row>
              <table:table-cell office:value-type="string">
                <text:p>12:12:19</text:p>
              </table:table-cell>
              <table:table-cell office:value-type="float" office:value="0.024502">
                <text:p>0.024502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12:12:20</text:p>
              </table:table-cell>
              <table:table-cell office:value-type="float" office:value="0.247405">
                <text:p>0.247405</text:p>
              </table:table-cell>
              <table:table-cell office:value-type="float" office:value="0.069974">
                <text:p>0.069974</text:p>
              </table:table-cell>
            </table:table-row>
            <table:table-row>
              <table:table-cell office:value-type="string">
                <text:p>12:12:21</text:p>
              </table:table-cell>
              <table:table-cell office:value-type="float" office:value="0.138909">
                <text:p>0.138909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2:12:22</text:p>
              </table:table-cell>
              <table:table-cell office:value-type="float" office:value="0.015187">
                <text:p>0.015187</text:p>
              </table:table-cell>
              <table:table-cell office:value-type="float" office:value="0.002396">
                <text:p>0.002396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0.025659">
                <text:p>0.025659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string">
                <text:p>12:12:24</text:p>
              </table:table-cell>
              <table:table-cell office:value-type="float" office:value="0.014428">
                <text:p>0.014428</text:p>
              </table:table-cell>
              <table:table-cell office:value-type="float" office:value="0.001519">
                <text:p>0.001519</text:p>
              </table:table-cell>
            </table:table-row>
            <table:table-row>
              <table:table-cell office:value-type="string">
                <text:p>12:12:25</text:p>
              </table:table-cell>
              <table:table-cell office:value-type="float" office:value="0.02332">
                <text:p>0.02332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12:12:26</text:p>
              </table:table-cell>
              <table:table-cell office:value-type="float" office:value="0.028938">
                <text:p>0.028938</text:p>
              </table:table-cell>
              <table:table-cell office:value-type="float" office:value="0.005194">
                <text:p>0.005194</text:p>
              </table:table-cell>
            </table:table-row>
            <table:table-row>
              <table:table-cell office:value-type="string">
                <text:p>12:12:27</text:p>
              </table:table-cell>
              <table:table-cell office:value-type="float" office:value="0.023001">
                <text:p>0.023001</text:p>
              </table:table-cell>
              <table:table-cell office:value-type="float" office:value="0.007258">
                <text:p>0.007258</text:p>
              </table:table-cell>
            </table:table-row>
            <table:table-row>
              <table:table-cell office:value-type="string">
                <text:p>12:12:28</text:p>
              </table:table-cell>
              <table:table-cell office:value-type="float" office:value="0.027357">
                <text:p>0.027357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12:12:29</text:p>
              </table:table-cell>
              <table:table-cell office:value-type="float" office:value="0.049548">
                <text:p>0.049548</text:p>
              </table:table-cell>
              <table:table-cell office:value-type="float" office:value="0.007636">
                <text:p>0.007636</text:p>
              </table:table-cell>
            </table:table-row>
            <table:table-row>
              <table:table-cell office:value-type="string">
                <text:p>12:12:30</text:p>
              </table:table-cell>
              <table:table-cell office:value-type="float" office:value="0.017068">
                <text:p>0.017068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12:12:31</text:p>
              </table:table-cell>
              <table:table-cell office:value-type="float" office:value="0.066225">
                <text:p>0.066225</text:p>
              </table:table-cell>
              <table:table-cell office:value-type="float" office:value="0.007396">
                <text:p>0.007396</text:p>
              </table:table-cell>
            </table:table-row>
            <table:table-row>
              <table:table-cell office:value-type="string">
                <text:p>12:12:32</text:p>
              </table:table-cell>
              <table:table-cell office:value-type="float" office:value="0.074667">
                <text:p>0.074667</text:p>
              </table:table-cell>
              <table:table-cell office:value-type="float" office:value="0.009497">
                <text:p>0.009497</text:p>
              </table:table-cell>
            </table:table-row>
            <table:table-row>
              <table:table-cell office:value-type="string">
                <text:p>12:12:33</text:p>
              </table:table-cell>
              <table:table-cell office:value-type="float" office:value="0.03816">
                <text:p>0.03816</text:p>
              </table:table-cell>
              <table:table-cell office:value-type="float" office:value="0.004701">
                <text:p>0.004701</text:p>
              </table:table-cell>
            </table:table-row>
            <table:table-row>
              <table:table-cell office:value-type="string">
                <text:p>12:12:34</text:p>
              </table:table-cell>
              <table:table-cell office:value-type="float" office:value="0.148144">
                <text:p>0.148144</text:p>
              </table:table-cell>
              <table:table-cell office:value-type="float" office:value="0.028672">
                <text:p>0.028672</text:p>
              </table:table-cell>
            </table:table-row>
            <table:table-row>
              <table:table-cell office:value-type="string">
                <text:p>12:12:35</text:p>
              </table:table-cell>
              <table:table-cell office:value-type="float" office:value="0.060202">
                <text:p>0.060202</text:p>
              </table:table-cell>
              <table:table-cell office:value-type="float" office:value="0.009703">
                <text:p>0.009703</text:p>
              </table:table-cell>
            </table:table-row>
            <table:table-row>
              <table:table-cell office:value-type="string">
                <text:p>12:12:36</text:p>
              </table:table-cell>
              <table:table-cell office:value-type="float" office:value="0.086534">
                <text:p>0.086534</text:p>
              </table:table-cell>
              <table:table-cell office:value-type="float" office:value="0.015609">
                <text:p>0.015609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0.134156">
                <text:p>0.134156</text:p>
              </table:table-cell>
              <table:table-cell office:value-type="float" office:value="0.023947">
                <text:p>0.023947</text:p>
              </table:table-cell>
            </table:table-row>
            <table:table-row>
              <table:table-cell office:value-type="string">
                <text:p>12:12:38</text:p>
              </table:table-cell>
              <table:table-cell office:value-type="float" office:value="0.078957">
                <text:p>0.078957</text:p>
              </table:table-cell>
              <table:table-cell office:value-type="float" office:value="0.012354">
                <text:p>0.012354</text:p>
              </table:table-cell>
            </table:table-row>
            <table:table-row>
              <table:table-cell office:value-type="string">
                <text:p>12:12:39</text:p>
              </table:table-cell>
              <table:table-cell office:value-type="float" office:value="0.244568">
                <text:p>0.244568</text:p>
              </table:table-cell>
              <table:table-cell office:value-type="float" office:value="0.048869">
                <text:p>0.048869</text:p>
              </table:table-cell>
            </table:table-row>
            <table:table-row>
              <table:table-cell office:value-type="string">
                <text:p>12:12:40</text:p>
              </table:table-cell>
              <table:table-cell office:value-type="float" office:value="0.069329">
                <text:p>0.069329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12:12:41</text:p>
              </table:table-cell>
              <table:table-cell office:value-type="float" office:value="0.081919">
                <text:p>0.081919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12:12:42</text:p>
              </table:table-cell>
              <table:table-cell office:value-type="float" office:value="0.016938">
                <text:p>0.016938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string">
                <text:p>12:12:43</text:p>
              </table:table-cell>
              <table:table-cell office:value-type="float" office:value="0.379307">
                <text:p>0.379307</text:p>
              </table:table-cell>
              <table:table-cell office:value-type="float" office:value="0.094472">
                <text:p>0.094472</text:p>
              </table:table-cell>
            </table:table-row>
            <table:table-row>
              <table:table-cell office:value-type="string">
                <text:p>12:12:44</text:p>
              </table:table-cell>
              <table:table-cell office:value-type="float" office:value="0.243111">
                <text:p>0.243111</text:p>
              </table:table-cell>
              <table:table-cell office:value-type="float" office:value="0.023933">
                <text:p>0.023933</text:p>
              </table:table-cell>
            </table:table-row>
            <table:table-row>
              <table:table-cell office:value-type="string">
                <text:p>12:12:45</text:p>
              </table:table-cell>
              <table:table-cell office:value-type="float" office:value="0.070769">
                <text:p>0.070769</text:p>
              </table:table-cell>
              <table:table-cell office:value-type="float" office:value="0.00686">
                <text:p>0.00686</text:p>
              </table:table-cell>
            </table:table-row>
            <table:table-row>
              <table:table-cell office:value-type="string">
                <text:p>12:12:46</text:p>
              </table:table-cell>
              <table:table-cell office:value-type="float" office:value="0.155978">
                <text:p>0.155978</text:p>
              </table:table-cell>
              <table:table-cell office:value-type="float" office:value="0.027189">
                <text:p>0.027189</text:p>
              </table:table-cell>
            </table:table-row>
            <table:table-row>
              <table:table-cell office:value-type="string">
                <text:p>12:12:47</text:p>
              </table:table-cell>
              <table:table-cell office:value-type="float" office:value="0.056035">
                <text:p>0.056035</text:p>
              </table:table-cell>
              <table:table-cell office:value-type="float" office:value="0.009853">
                <text:p>0.009853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0.26453">
                <text:p>0.26453</text:p>
              </table:table-cell>
              <table:table-cell office:value-type="float" office:value="0.032129">
                <text:p>0.032129</text:p>
              </table:table-cell>
            </table:table-row>
            <table:table-row>
              <table:table-cell office:value-type="string">
                <text:p>12:12:49</text:p>
              </table:table-cell>
              <table:table-cell office:value-type="float" office:value="0.15975">
                <text:p>0.15975</text:p>
              </table:table-cell>
              <table:table-cell office:value-type="float" office:value="0.020491">
                <text:p>0.020491</text:p>
              </table:table-cell>
            </table:table-row>
            <table:table-row>
              <table:table-cell office:value-type="string">
                <text:p>12:12:50</text:p>
              </table:table-cell>
              <table:table-cell office:value-type="float" office:value="0.233606">
                <text:p>0.233606</text:p>
              </table:table-cell>
              <table:table-cell office:value-type="float" office:value="0.017562">
                <text:p>0.017562</text:p>
              </table:table-cell>
            </table:table-row>
            <table:table-row>
              <table:table-cell office:value-type="string">
                <text:p>12:12:51</text:p>
              </table:table-cell>
              <table:table-cell office:value-type="float" office:value="0.180979">
                <text:p>0.180979</text:p>
              </table:table-cell>
              <table:table-cell office:value-type="float" office:value="0.039251">
                <text:p>0.039251</text:p>
              </table:table-cell>
            </table:table-row>
            <table:table-row>
              <table:table-cell office:value-type="string">
                <text:p>12:12:52</text:p>
              </table:table-cell>
              <table:table-cell office:value-type="float" office:value="0.23054">
                <text:p>0.23054</text:p>
              </table:table-cell>
              <table:table-cell office:value-type="float" office:value="0.037648">
                <text:p>0.037648</text:p>
              </table:table-cell>
            </table:table-row>
            <table:table-row>
              <table:table-cell office:value-type="string">
                <text:p>12:12:53</text:p>
              </table:table-cell>
              <table:table-cell office:value-type="float" office:value="0.149245">
                <text:p>0.149245</text:p>
              </table:table-cell>
              <table:table-cell office:value-type="float" office:value="0.031129">
                <text:p>0.031129</text:p>
              </table:table-cell>
            </table:table-row>
            <table:table-row>
              <table:table-cell office:value-type="string">
                <text:p>12:12:54</text:p>
              </table:table-cell>
              <table:table-cell office:value-type="float" office:value="0.345981">
                <text:p>0.345981</text:p>
              </table:table-cell>
              <table:table-cell office:value-type="float" office:value="0.028372">
                <text:p>0.028372</text:p>
              </table:table-cell>
            </table:table-row>
            <table:table-row>
              <table:table-cell office:value-type="string">
                <text:p>12:12:55</text:p>
              </table:table-cell>
              <table:table-cell office:value-type="float" office:value="0.615171">
                <text:p>0.615171</text:p>
              </table:table-cell>
              <table:table-cell office:value-type="float" office:value="0.065723">
                <text:p>0.065723</text:p>
              </table:table-cell>
            </table:table-row>
            <table:table-row>
              <table:table-cell office:value-type="string">
                <text:p>12:12:56</text:p>
              </table:table-cell>
              <table:table-cell office:value-type="float" office:value="0.875114">
                <text:p>0.875114</text:p>
              </table:table-cell>
              <table:table-cell office:value-type="float" office:value="0.074567">
                <text:p>0.074567</text:p>
              </table:table-cell>
            </table:table-row>
            <table:table-row>
              <table:table-cell office:value-type="string">
                <text:p>12:12:57</text:p>
              </table:table-cell>
              <table:table-cell office:value-type="float" office:value="0.305617">
                <text:p>0.305617</text:p>
              </table:table-cell>
              <table:table-cell office:value-type="float" office:value="0.027159">
                <text:p>0.027159</text:p>
              </table:table-cell>
            </table:table-row>
            <table:table-row>
              <table:table-cell office:value-type="string">
                <text:p>12:12:58</text:p>
              </table:table-cell>
              <table:table-cell office:value-type="float" office:value="2.796579">
                <text:p>2.796579</text:p>
              </table:table-cell>
              <table:table-cell office:value-type="float" office:value="0.616261">
                <text:p>0.616261</text:p>
              </table:table-cell>
            </table:table-row>
            <table:table-row>
              <table:table-cell office:value-type="string">
                <text:p>12:12:59</text:p>
              </table:table-cell>
              <table:table-cell office:value-type="float" office:value="7.694356">
                <text:p>7.694356</text:p>
              </table:table-cell>
              <table:table-cell office:value-type="float" office:value="0.594012">
                <text:p>0.594012</text:p>
              </table:table-cell>
            </table:table-row>
            <table:table-row>
              <table:table-cell office:value-type="string">
                <text:p>12:13:00</text:p>
              </table:table-cell>
              <table:table-cell office:value-type="float" office:value="16.883153">
                <text:p>16.883153</text:p>
              </table:table-cell>
              <table:table-cell office:value-type="float" office:value="0.340763">
                <text:p>0.340763</text:p>
              </table:table-cell>
            </table:table-row>
            <table:table-row>
              <table:table-cell office:value-type="string">
                <text:p>12:13:01</text:p>
              </table:table-cell>
              <table:table-cell office:value-type="float" office:value="17.879067">
                <text:p>17.879067</text:p>
              </table:table-cell>
              <table:table-cell office:value-type="float" office:value="0.20959">
                <text:p>0.20959</text:p>
              </table:table-cell>
            </table:table-row>
            <table:table-row>
              <table:table-cell office:value-type="string">
                <text:p>12:13:02</text:p>
              </table:table-cell>
              <table:table-cell office:value-type="float" office:value="16.726638">
                <text:p>16.726638</text:p>
              </table:table-cell>
              <table:table-cell office:value-type="float" office:value="0.154149">
                <text:p>0.154149</text:p>
              </table:table-cell>
            </table:table-row>
            <table:table-row>
              <table:table-cell office:value-type="string">
                <text:p>12:13:03</text:p>
              </table:table-cell>
              <table:table-cell office:value-type="float" office:value="17.819">
                <text:p>17.819</text:p>
              </table:table-cell>
              <table:table-cell office:value-type="float" office:value="0.038434">
                <text:p>0.038434</text:p>
              </table:table-cell>
            </table:table-row>
            <table:table-row>
              <table:table-cell office:value-type="string">
                <text:p>12:13:04</text:p>
              </table:table-cell>
              <table:table-cell office:value-type="float" office:value="17.501135">
                <text:p>17.501135</text:p>
              </table:table-cell>
              <table:table-cell office:value-type="float" office:value="0.007934">
                <text:p>0.007934</text:p>
              </table:table-cell>
            </table:table-row>
            <table:table-row>
              <table:table-cell office:value-type="string">
                <text:p>12:13:05</text:p>
              </table:table-cell>
              <table:table-cell office:value-type="float" office:value="22.075441">
                <text:p>22.075441</text:p>
              </table:table-cell>
              <table:table-cell office:value-type="float" office:value="0.035714">
                <text:p>0.035714</text:p>
              </table:table-cell>
            </table:table-row>
            <table:table-row>
              <table:table-cell office:value-type="string">
                <text:p>12:13:06</text:p>
              </table:table-cell>
              <table:table-cell office:value-type="float" office:value="41.410135">
                <text:p>41.410135</text:p>
              </table:table-cell>
              <table:table-cell office:value-type="float" office:value="0.024909">
                <text:p>0.024909</text:p>
              </table:table-cell>
            </table:table-row>
            <table:table-row>
              <table:table-cell office:value-type="string">
                <text:p>12:13:07</text:p>
              </table:table-cell>
              <table:table-cell office:value-type="float" office:value="51.464719">
                <text:p>51.464719</text:p>
              </table:table-cell>
              <table:table-cell office:value-type="float" office:value="0.026844">
                <text:p>0.026844</text:p>
              </table:table-cell>
            </table:table-row>
            <table:table-row>
              <table:table-cell office:value-type="string">
                <text:p>12:13:08</text:p>
              </table:table-cell>
              <table:table-cell office:value-type="float" office:value="57.755719">
                <text:p>57.755719</text:p>
              </table:table-cell>
              <table:table-cell office:value-type="float" office:value="0.134462">
                <text:p>0.134462</text:p>
              </table:table-cell>
            </table:table-row>
            <table:table-row>
              <table:table-cell office:value-type="string">
                <text:p>12:13:09</text:p>
              </table:table-cell>
              <table:table-cell office:value-type="float" office:value="56.560344">
                <text:p>56.560344</text:p>
              </table:table-cell>
              <table:table-cell office:value-type="float" office:value="0.201705">
                <text:p>0.201705</text:p>
              </table:table-cell>
            </table:table-row>
            <table:table-row>
              <table:table-cell office:value-type="string">
                <text:p>12:13:10</text:p>
              </table:table-cell>
              <table:table-cell office:value-type="float" office:value="57.223918">
                <text:p>57.223918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12:13:11</text:p>
              </table:table-cell>
              <table:table-cell office:value-type="float" office:value="54.037707">
                <text:p>54.037707</text:p>
              </table:table-cell>
              <table:table-cell office:value-type="float" office:value="0.09482">
                <text:p>0.09482</text:p>
              </table:table-cell>
            </table:table-row>
            <table:table-row>
              <table:table-cell office:value-type="string">
                <text:p>12:13:12</text:p>
              </table:table-cell>
              <table:table-cell office:value-type="float" office:value="50.909468">
                <text:p>50.909468</text:p>
              </table:table-cell>
              <table:table-cell office:value-type="float" office:value="0.188328">
                <text:p>0.188328</text:p>
              </table:table-cell>
            </table:table-row>
            <table:table-row>
              <table:table-cell office:value-type="string">
                <text:p>12:13:13</text:p>
              </table:table-cell>
              <table:table-cell office:value-type="float" office:value="55.208206">
                <text:p>55.208206</text:p>
              </table:table-cell>
              <table:table-cell office:value-type="float" office:value="0.170873">
                <text:p>0.170873</text:p>
              </table:table-cell>
            </table:table-row>
            <table:table-row>
              <table:table-cell office:value-type="string">
                <text:p>12:13:14</text:p>
              </table:table-cell>
              <table:table-cell office:value-type="float" office:value="58.832039">
                <text:p>58.832039</text:p>
              </table:table-cell>
              <table:table-cell office:value-type="float" office:value="0.296608">
                <text:p>0.296608</text:p>
              </table:table-cell>
            </table:table-row>
            <table:table-row>
              <table:table-cell office:value-type="string">
                <text:p>12:13:15</text:p>
              </table:table-cell>
              <table:table-cell office:value-type="float" office:value="66.412502">
                <text:p>66.412502</text:p>
              </table:table-cell>
              <table:table-cell office:value-type="float" office:value="0.498993">
                <text:p>0.498993</text:p>
              </table:table-cell>
            </table:table-row>
            <table:table-row>
              <table:table-cell office:value-type="string">
                <text:p>12:13:16</text:p>
              </table:table-cell>
              <table:table-cell office:value-type="float" office:value="67.839637">
                <text:p>67.839637</text:p>
              </table:table-cell>
              <table:table-cell office:value-type="float" office:value="0.84935">
                <text:p>0.84935</text:p>
              </table:table-cell>
            </table:table-row>
            <table:table-row>
              <table:table-cell office:value-type="string">
                <text:p>12:13:17</text:p>
              </table:table-cell>
              <table:table-cell office:value-type="float" office:value="57.510077">
                <text:p>57.510077</text:p>
              </table:table-cell>
              <table:table-cell office:value-type="float" office:value="1.088603">
                <text:p>1.088603</text:p>
              </table:table-cell>
            </table:table-row>
            <table:table-row>
              <table:table-cell office:value-type="string">
                <text:p>12:13:18</text:p>
              </table:table-cell>
              <table:table-cell office:value-type="float" office:value="71.097964">
                <text:p>71.097964</text:p>
              </table:table-cell>
              <table:table-cell office:value-type="float" office:value="1.559037">
                <text:p>1.559037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68.138251">
                <text:p>68.138251</text:p>
              </table:table-cell>
              <table:table-cell office:value-type="float" office:value="0.680192">
                <text:p>0.680192</text:p>
              </table:table-cell>
            </table:table-row>
            <table:table-row>
              <table:table-cell office:value-type="string">
                <text:p>12:13:20</text:p>
              </table:table-cell>
              <table:table-cell office:value-type="float" office:value="64.080721">
                <text:p>64.080721</text:p>
              </table:table-cell>
              <table:table-cell office:value-type="float" office:value="1.276855">
                <text:p>1.276855</text:p>
              </table:table-cell>
            </table:table-row>
            <table:table-row>
              <table:table-cell office:value-type="string">
                <text:p>12:13:21</text:p>
              </table:table-cell>
              <table:table-cell office:value-type="float" office:value="68.190888">
                <text:p>68.190888</text:p>
              </table:table-cell>
              <table:table-cell office:value-type="float" office:value="1.625709">
                <text:p>1.625709</text:p>
              </table:table-cell>
            </table:table-row>
            <table:table-row>
              <table:table-cell office:value-type="string">
                <text:p>12:13:22</text:p>
              </table:table-cell>
              <table:table-cell office:value-type="float" office:value="62.63356">
                <text:p>62.63356</text:p>
              </table:table-cell>
              <table:table-cell office:value-type="float" office:value="1.018988">
                <text:p>1.018988</text:p>
              </table:table-cell>
            </table:table-row>
            <table:table-row>
              <table:table-cell office:value-type="string">
                <text:p>12:13:23</text:p>
              </table:table-cell>
              <table:table-cell office:value-type="float" office:value="61.537088">
                <text:p>61.537088</text:p>
              </table:table-cell>
              <table:table-cell office:value-type="float" office:value="0.162399">
                <text:p>0.162399</text:p>
              </table:table-cell>
            </table:table-row>
            <table:table-row>
              <table:table-cell office:value-type="string">
                <text:p>12:13:24</text:p>
              </table:table-cell>
              <table:table-cell office:value-type="float" office:value="61.301232">
                <text:p>61.301232</text:p>
              </table:table-cell>
              <table:table-cell office:value-type="float" office:value="0.483721">
                <text:p>0.483721</text:p>
              </table:table-cell>
            </table:table-row>
            <table:table-row>
              <table:table-cell office:value-type="string">
                <text:p>12:13:25</text:p>
              </table:table-cell>
              <table:table-cell office:value-type="float" office:value="46.589297">
                <text:p>46.589297</text:p>
              </table:table-cell>
              <table:table-cell office:value-type="float" office:value="0.03064">
                <text:p>0.03064</text:p>
              </table:table-cell>
            </table:table-row>
            <table:table-row>
              <table:table-cell office:value-type="string">
                <text:p>12:13:26</text:p>
              </table:table-cell>
              <table:table-cell office:value-type="float" office:value="61.004">
                <text:p>61.004</text:p>
              </table:table-cell>
              <table:table-cell office:value-type="float" office:value="0.115606">
                <text:p>0.115606</text:p>
              </table:table-cell>
            </table:table-row>
            <table:table-row>
              <table:table-cell office:value-type="string">
                <text:p>12:13:27</text:p>
              </table:table-cell>
              <table:table-cell office:value-type="float" office:value="61.252853">
                <text:p>61.252853</text:p>
              </table:table-cell>
              <table:table-cell office:value-type="float" office:value="0.056785">
                <text:p>0.056785</text:p>
              </table:table-cell>
            </table:table-row>
            <table:table-row>
              <table:table-cell office:value-type="string">
                <text:p>12:13:28</text:p>
              </table:table-cell>
              <table:table-cell office:value-type="float" office:value="54.977077">
                <text:p>54.977077</text:p>
              </table:table-cell>
              <table:table-cell office:value-type="float" office:value="0.123571">
                <text:p>0.123571</text:p>
              </table:table-cell>
            </table:table-row>
            <table:table-row>
              <table:table-cell office:value-type="string">
                <text:p>12:13:29</text:p>
              </table:table-cell>
              <table:table-cell office:value-type="float" office:value="44.819274">
                <text:p>44.819274</text:p>
              </table:table-cell>
              <table:table-cell office:value-type="float" office:value="0.015961">
                <text:p>0.015961</text:p>
              </table:table-cell>
            </table:table-row>
            <table:table-row>
              <table:table-cell office:value-type="string">
                <text:p>12:13:30</text:p>
              </table:table-cell>
              <table:table-cell office:value-type="float" office:value="64.39553">
                <text:p>64.39553</text:p>
              </table:table-cell>
              <table:table-cell office:value-type="float" office:value="0.006313">
                <text:p>0.006313</text:p>
              </table:table-cell>
            </table:table-row>
            <table:table-row>
              <table:table-cell office:value-type="string">
                <text:p>12:15:05</text:p>
              </table:table-cell>
              <table:table-cell office:value-type="float" office:value="159.057874">
                <text:p>159.057874</text:p>
              </table:table-cell>
              <table:table-cell office:value-type="float" office:value="1.508962">
                <text:p>1.508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8cm" svg:height="9cm" xlink:href=".." xlink:type="simple" chart:class="chart:bar" chart:style-name="ch1">
        <chart:title svg:x="4.254cm" svg:y="0.315cm" chart:style-name="ch2">
          <text:p>test184, longer periods at 100-1000 Req/S</text:p>
        </chart:title>
        <chart:legend chart:legend-position="end" svg:x="14.374cm" svg:y="4.227cm" style:legend-expansion="high" chart:style-name="ch3"/>
        <chart:plot-area chart:style-name="ch4" table:cell-range-address="time.B2:time.B120 time.G1:time.G120" chart:data-source-has-labels="both" svg:x="0.34cm" svg:y="1.248cm" svg:width="13.694cm" svg:height="7.572cm">
          <chartooo:coordinate-region svg:x="1.345cm" svg:y="1.248cm" svg:width="12.689cm" svg:height="5.969cm"/>
          <chart:axis chart:dimension="x" chart:name="primary-x" chart:style-name="ch5" chartooo:axis-type="auto">
            <chartooo:date-scale/>
            <chart:categories table:cell-range-address="time.B2:time.B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G2:time.G120" chart:label-cell-address="time.G1:time.G1" chart:class="chart:bar">
            <chart:data-point chart:repeated="1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11:33</text:p>
                <draw:g>
                  <svg:desc>time.B2:time.B120</svg:desc>
                </draw:g>
              </table:table-cell>
              <table:table-cell office:value-type="float" office:value="62">
                <text:p>62</text:p>
                <draw:g>
                  <svg:desc>time.G2:time.G120</svg:desc>
                </draw:g>
              </table:table-cell>
            </table:table-row>
            <table:table-row>
              <table:table-cell office:value-type="string">
                <text:p>12:11: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11:4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:11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11: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:11: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1: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1: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1: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1: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2: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2: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2: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12:0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:12: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12:1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2:12: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2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2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2:12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12:3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2:12:3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3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3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3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3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4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4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4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12:4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:12:4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4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4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4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4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5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5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5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12:5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2:12:5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2:5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2:56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:12:5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2:12:5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2:5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3: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3: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3: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13:0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2:13:0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0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:13: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:13:0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0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0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1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1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1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13:1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2:13:1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:13: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:13:1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:13:1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:13:2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2:13:2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2:13:2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:13: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:13: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:13: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:13: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:13: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:13: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:13: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:13: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15: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5cm" svg:y="0.315cm" chart:style-name="ch2">
          <text:p>test184, longer periods at 100-1000 Req/S</text:p>
        </chart:title>
        <chart:legend chart:legend-position="end" svg:x="14.398cm" svg:y="4.227cm" style:legend-expansion="high" chart:style-name="ch3"/>
        <chart:plot-area chart:style-name="ch4" table:cell-range-address="time.B2:time.B120 time.F1:time.F120" chart:data-source-has-labels="both" svg:x="0.32cm" svg:y="1.248cm" svg:width="13.758cm" svg:height="7.572cm">
          <chartooo:coordinate-region svg:x="1.867cm" svg:y="1.248cm" svg:width="12.211cm" svg:height="5.97cm"/>
          <chart:axis chart:dimension="x" chart:name="primary-x" chart:style-name="ch5" chartooo:axis-type="auto">
            <chartooo:date-scale/>
            <chart:categories table:cell-range-address="time.B2:time.B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F2:time.F120" chart:label-cell-address="time.F1:time.F1" chart:class="chart:bar">
            <chart:data-point chart:repeated="1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11:33</text:p>
                <draw:g>
                  <svg:desc>time.B2:time.B120</svg:desc>
                </draw:g>
              </table:table-cell>
              <table:table-cell office:value-type="float" office:value="97428">
                <text:p>97428</text:p>
                <draw:g>
                  <svg:desc>time.F2:time.F120</svg:desc>
                </draw:g>
              </table:table-cell>
            </table:table-row>
            <table:table-row>
              <table:table-cell office:value-type="string">
                <text:p>12:11:34</text:p>
              </table:table-cell>
              <table:table-cell office:value-type="float" office:value="36603">
                <text:p>36603</text:p>
              </table:table-cell>
            </table:table-row>
            <table:table-row>
              <table:table-cell office:value-type="string">
                <text:p>12:11:35</text:p>
              </table:table-cell>
              <table:table-cell office:value-type="float" office:value="30913">
                <text:p>30913</text:p>
              </table:table-cell>
            </table:table-row>
            <table:table-row>
              <table:table-cell office:value-type="string">
                <text:p>12:11:36</text:p>
              </table:table-cell>
              <table:table-cell office:value-type="float" office:value="31948">
                <text:p>31948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43932">
                <text:p>43932</text:p>
              </table:table-cell>
            </table:table-row>
            <table:table-row>
              <table:table-cell office:value-type="string">
                <text:p>12:11:38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12:11:39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12:11:40</text:p>
              </table:table-cell>
              <table:table-cell office:value-type="float" office:value="29954">
                <text:p>29954</text:p>
              </table:table-cell>
            </table:table-row>
            <table:table-row>
              <table:table-cell office:value-type="string">
                <text:p>12:11:41</text:p>
              </table:table-cell>
              <table:table-cell office:value-type="float" office:value="43744">
                <text:p>43744</text:p>
              </table:table-cell>
            </table:table-row>
            <table:table-row>
              <table:table-cell office:value-type="string">
                <text:p>12:11:42</text:p>
              </table:table-cell>
              <table:table-cell office:value-type="float" office:value="62851">
                <text:p>62851</text:p>
              </table:table-cell>
            </table:table-row>
            <table:table-row>
              <table:table-cell office:value-type="string">
                <text:p>12:11:43</text:p>
              </table:table-cell>
              <table:table-cell office:value-type="float" office:value="71866">
                <text:p>71866</text:p>
              </table:table-cell>
            </table:table-row>
            <table:table-row>
              <table:table-cell office:value-type="string">
                <text:p>12:11:44</text:p>
              </table:table-cell>
              <table:table-cell office:value-type="float" office:value="99399">
                <text:p>99399</text:p>
              </table:table-cell>
            </table:table-row>
            <table:table-row>
              <table:table-cell office:value-type="string">
                <text:p>12:11:45</text:p>
              </table:table-cell>
              <table:table-cell office:value-type="float" office:value="60351">
                <text:p>60351</text:p>
              </table:table-cell>
            </table:table-row>
            <table:table-row>
              <table:table-cell office:value-type="string">
                <text:p>12:11:46</text:p>
              </table:table-cell>
              <table:table-cell office:value-type="float" office:value="62402">
                <text:p>62402</text:p>
              </table:table-cell>
            </table:table-row>
            <table:table-row>
              <table:table-cell office:value-type="string">
                <text:p>12:11:47</text:p>
              </table:table-cell>
              <table:table-cell office:value-type="float" office:value="57951">
                <text:p>57951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87990">
                <text:p>87990</text:p>
              </table:table-cell>
            </table:table-row>
            <table:table-row>
              <table:table-cell office:value-type="string">
                <text:p>12:11:49</text:p>
              </table:table-cell>
              <table:table-cell office:value-type="float" office:value="117145">
                <text:p>117145</text:p>
              </table:table-cell>
            </table:table-row>
            <table:table-row>
              <table:table-cell office:value-type="string">
                <text:p>12:11:50</text:p>
              </table:table-cell>
              <table:table-cell office:value-type="float" office:value="89661">
                <text:p>89661</text:p>
              </table:table-cell>
            </table:table-row>
            <table:table-row>
              <table:table-cell office:value-type="string">
                <text:p>12:11:51</text:p>
              </table:table-cell>
              <table:table-cell office:value-type="float" office:value="83901">
                <text:p>83901</text:p>
              </table:table-cell>
            </table:table-row>
            <table:table-row>
              <table:table-cell office:value-type="string">
                <text:p>12:11:52</text:p>
              </table:table-cell>
              <table:table-cell office:value-type="float" office:value="70745">
                <text:p>70745</text:p>
              </table:table-cell>
            </table:table-row>
            <table:table-row>
              <table:table-cell office:value-type="string">
                <text:p>12:11:53</text:p>
              </table:table-cell>
              <table:table-cell office:value-type="float" office:value="67497">
                <text:p>67497</text:p>
              </table:table-cell>
            </table:table-row>
            <table:table-row>
              <table:table-cell office:value-type="string">
                <text:p>12:11:54</text:p>
              </table:table-cell>
              <table:table-cell office:value-type="float" office:value="71011">
                <text:p>71011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42703">
                <text:p>42703</text:p>
              </table:table-cell>
            </table:table-row>
            <table:table-row>
              <table:table-cell office:value-type="string">
                <text:p>12:11:56</text:p>
              </table:table-cell>
              <table:table-cell office:value-type="float" office:value="38999">
                <text:p>38999</text:p>
              </table:table-cell>
            </table:table-row>
            <table:table-row>
              <table:table-cell office:value-type="string">
                <text:p>12:11:57</text:p>
              </table:table-cell>
              <table:table-cell office:value-type="float" office:value="29625">
                <text:p>29625</text:p>
              </table:table-cell>
            </table:table-row>
            <table:table-row>
              <table:table-cell office:value-type="string">
                <text:p>12:11:58</text:p>
              </table:table-cell>
              <table:table-cell office:value-type="float" office:value="62676">
                <text:p>62676</text:p>
              </table:table-cell>
            </table:table-row>
            <table:table-row>
              <table:table-cell office:value-type="string">
                <text:p>12:11:59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string">
                <text:p>12:12:00</text:p>
              </table:table-cell>
              <table:table-cell office:value-type="float" office:value="58127">
                <text:p>58127</text:p>
              </table:table-cell>
            </table:table-row>
            <table:table-row>
              <table:table-cell office:value-type="string">
                <text:p>12:12:01</text:p>
              </table:table-cell>
              <table:table-cell office:value-type="float" office:value="31579">
                <text:p>31579</text:p>
              </table:table-cell>
            </table:table-row>
            <table:table-row>
              <table:table-cell office:value-type="string">
                <text:p>12:12:02</text:p>
              </table:table-cell>
              <table:table-cell office:value-type="float" office:value="43559">
                <text:p>43559</text:p>
              </table:table-cell>
            </table:table-row>
            <table:table-row>
              <table:table-cell office:value-type="string">
                <text:p>12:12:03</text:p>
              </table:table-cell>
              <table:table-cell office:value-type="float" office:value="72128">
                <text:p>72128</text:p>
              </table:table-cell>
            </table:table-row>
            <table:table-row>
              <table:table-cell office:value-type="string">
                <text:p>12:12:04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string">
                <text:p>12:12:05</text:p>
              </table:table-cell>
              <table:table-cell office:value-type="float" office:value="59787">
                <text:p>59787</text:p>
              </table:table-cell>
            </table:table-row>
            <table:table-row>
              <table:table-cell office:value-type="string">
                <text:p>12:12:06</text:p>
              </table:table-cell>
              <table:table-cell office:value-type="float" office:value="73713">
                <text:p>73713</text:p>
              </table:table-cell>
            </table:table-row>
            <table:table-row>
              <table:table-cell office:value-type="string">
                <text:p>12:12:07</text:p>
              </table:table-cell>
              <table:table-cell office:value-type="float" office:value="103670">
                <text:p>103670</text:p>
              </table:table-cell>
            </table:table-row>
            <table:table-row>
              <table:table-cell office:value-type="string">
                <text:p>12:12:08</text:p>
              </table:table-cell>
              <table:table-cell office:value-type="float" office:value="55291">
                <text:p>55291</text:p>
              </table:table-cell>
            </table:table-row>
            <table:table-row>
              <table:table-cell office:value-type="string">
                <text:p>12:12:09</text:p>
              </table:table-cell>
              <table:table-cell office:value-type="float" office:value="64669">
                <text:p>64669</text:p>
              </table:table-cell>
            </table:table-row>
            <table:table-row>
              <table:table-cell office:value-type="string">
                <text:p>12:12:10</text:p>
              </table:table-cell>
              <table:table-cell office:value-type="float" office:value="68082">
                <text:p>68082</text:p>
              </table:table-cell>
            </table:table-row>
            <table:table-row>
              <table:table-cell office:value-type="string">
                <text:p>12:12:11</text:p>
              </table:table-cell>
              <table:table-cell office:value-type="float" office:value="114002">
                <text:p>114002</text:p>
              </table:table-cell>
            </table:table-row>
            <table:table-row>
              <table:table-cell office:value-type="string">
                <text:p>12:12:12</text:p>
              </table:table-cell>
              <table:table-cell office:value-type="float" office:value="59937">
                <text:p>59937</text:p>
              </table:table-cell>
            </table:table-row>
            <table:table-row>
              <table:table-cell office:value-type="string">
                <text:p>12:12:13</text:p>
              </table:table-cell>
              <table:table-cell office:value-type="float" office:value="65711">
                <text:p>65711</text:p>
              </table:table-cell>
            </table:table-row>
            <table:table-row>
              <table:table-cell office:value-type="string">
                <text:p>12:12:14</text:p>
              </table:table-cell>
              <table:table-cell office:value-type="float" office:value="71731">
                <text:p>71731</text:p>
              </table:table-cell>
            </table:table-row>
            <table:table-row>
              <table:table-cell office:value-type="string">
                <text:p>12:12:15</text:p>
              </table:table-cell>
              <table:table-cell office:value-type="float" office:value="91756">
                <text:p>91756</text:p>
              </table:table-cell>
            </table:table-row>
            <table:table-row>
              <table:table-cell office:value-type="string">
                <text:p>12:12:16</text:p>
              </table:table-cell>
              <table:table-cell office:value-type="float" office:value="56186">
                <text:p>56186</text:p>
              </table:table-cell>
            </table:table-row>
            <table:table-row>
              <table:table-cell office:value-type="string">
                <text:p>12:12:17</text:p>
              </table:table-cell>
              <table:table-cell office:value-type="float" office:value="78323">
                <text:p>78323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83097">
                <text:p>83097</text:p>
              </table:table-cell>
            </table:table-row>
            <table:table-row>
              <table:table-cell office:value-type="string">
                <text:p>12:12:19</text:p>
              </table:table-cell>
              <table:table-cell office:value-type="float" office:value="71665">
                <text:p>71665</text:p>
              </table:table-cell>
            </table:table-row>
            <table:table-row>
              <table:table-cell office:value-type="string">
                <text:p>12:12:20</text:p>
              </table:table-cell>
              <table:table-cell office:value-type="float" office:value="171204">
                <text:p>171204</text:p>
              </table:table-cell>
            </table:table-row>
            <table:table-row>
              <table:table-cell office:value-type="string">
                <text:p>12:12:21</text:p>
              </table:table-cell>
              <table:table-cell office:value-type="float" office:value="54061">
                <text:p>54061</text:p>
              </table:table-cell>
            </table:table-row>
            <table:table-row>
              <table:table-cell office:value-type="string">
                <text:p>12:12:22</text:p>
              </table:table-cell>
              <table:table-cell office:value-type="float" office:value="56616">
                <text:p>56616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12:12:24</text:p>
              </table:table-cell>
              <table:table-cell office:value-type="float" office:value="35588">
                <text:p>35588</text:p>
              </table:table-cell>
            </table:table-row>
            <table:table-row>
              <table:table-cell office:value-type="string">
                <text:p>12:12:25</text:p>
              </table:table-cell>
              <table:table-cell office:value-type="float" office:value="38030">
                <text:p>38030</text:p>
              </table:table-cell>
            </table:table-row>
            <table:table-row>
              <table:table-cell office:value-type="string">
                <text:p>12:12:26</text:p>
              </table:table-cell>
              <table:table-cell office:value-type="float" office:value="61509">
                <text:p>61509</text:p>
              </table:table-cell>
            </table:table-row>
            <table:table-row>
              <table:table-cell office:value-type="string">
                <text:p>12:12:27</text:p>
              </table:table-cell>
              <table:table-cell office:value-type="float" office:value="54973">
                <text:p>54973</text:p>
              </table:table-cell>
            </table:table-row>
            <table:table-row>
              <table:table-cell office:value-type="string">
                <text:p>12:12:28</text:p>
              </table:table-cell>
              <table:table-cell office:value-type="float" office:value="76812">
                <text:p>76812</text:p>
              </table:table-cell>
            </table:table-row>
            <table:table-row>
              <table:table-cell office:value-type="string">
                <text:p>12:12:29</text:p>
              </table:table-cell>
              <table:table-cell office:value-type="float" office:value="67603">
                <text:p>67603</text:p>
              </table:table-cell>
            </table:table-row>
            <table:table-row>
              <table:table-cell office:value-type="string">
                <text:p>12:12:30</text:p>
              </table:table-cell>
              <table:table-cell office:value-type="float" office:value="52566">
                <text:p>52566</text:p>
              </table:table-cell>
            </table:table-row>
            <table:table-row>
              <table:table-cell office:value-type="string">
                <text:p>12:12:31</text:p>
              </table:table-cell>
              <table:table-cell office:value-type="float" office:value="69539">
                <text:p>69539</text:p>
              </table:table-cell>
            </table:table-row>
            <table:table-row>
              <table:table-cell office:value-type="string">
                <text:p>12:12:32</text:p>
              </table:table-cell>
              <table:table-cell office:value-type="float" office:value="81410">
                <text:p>81410</text:p>
              </table:table-cell>
            </table:table-row>
            <table:table-row>
              <table:table-cell office:value-type="string">
                <text:p>12:12:33</text:p>
              </table:table-cell>
              <table:table-cell office:value-type="float" office:value="55701">
                <text:p>55701</text:p>
              </table:table-cell>
            </table:table-row>
            <table:table-row>
              <table:table-cell office:value-type="string">
                <text:p>12:12:34</text:p>
              </table:table-cell>
              <table:table-cell office:value-type="float" office:value="106660">
                <text:p>106660</text:p>
              </table:table-cell>
            </table:table-row>
            <table:table-row>
              <table:table-cell office:value-type="string">
                <text:p>12:12:35</text:p>
              </table:table-cell>
              <table:table-cell office:value-type="float" office:value="74065">
                <text:p>74065</text:p>
              </table:table-cell>
            </table:table-row>
            <table:table-row>
              <table:table-cell office:value-type="string">
                <text:p>12:12:36</text:p>
              </table:table-cell>
              <table:table-cell office:value-type="float" office:value="77840">
                <text:p>77840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89234">
                <text:p>89234</text:p>
              </table:table-cell>
            </table:table-row>
            <table:table-row>
              <table:table-cell office:value-type="string">
                <text:p>12:12:38</text:p>
              </table:table-cell>
              <table:table-cell office:value-type="float" office:value="78801">
                <text:p>78801</text:p>
              </table:table-cell>
            </table:table-row>
            <table:table-row>
              <table:table-cell office:value-type="string">
                <text:p>12:12:39</text:p>
              </table:table-cell>
              <table:table-cell office:value-type="float" office:value="137923">
                <text:p>137923</text:p>
              </table:table-cell>
            </table:table-row>
            <table:table-row>
              <table:table-cell office:value-type="string">
                <text:p>12:12:40</text:p>
              </table:table-cell>
              <table:table-cell office:value-type="float" office:value="58885">
                <text:p>58885</text:p>
              </table:table-cell>
            </table:table-row>
            <table:table-row>
              <table:table-cell office:value-type="string">
                <text:p>12:12:41</text:p>
              </table:table-cell>
              <table:table-cell office:value-type="float" office:value="64234">
                <text:p>64234</text:p>
              </table:table-cell>
            </table:table-row>
            <table:table-row>
              <table:table-cell office:value-type="string">
                <text:p>12:12:42</text:p>
              </table:table-cell>
              <table:table-cell office:value-type="float" office:value="58260">
                <text:p>58260</text:p>
              </table:table-cell>
            </table:table-row>
            <table:table-row>
              <table:table-cell office:value-type="string">
                <text:p>12:12:43</text:p>
              </table:table-cell>
              <table:table-cell office:value-type="float" office:value="136621">
                <text:p>136621</text:p>
              </table:table-cell>
            </table:table-row>
            <table:table-row>
              <table:table-cell office:value-type="string">
                <text:p>12:12:44</text:p>
              </table:table-cell>
              <table:table-cell office:value-type="float" office:value="66430">
                <text:p>66430</text:p>
              </table:table-cell>
            </table:table-row>
            <table:table-row>
              <table:table-cell office:value-type="string">
                <text:p>12:12:45</text:p>
              </table:table-cell>
              <table:table-cell office:value-type="float" office:value="58033">
                <text:p>58033</text:p>
              </table:table-cell>
            </table:table-row>
            <table:table-row>
              <table:table-cell office:value-type="string">
                <text:p>12:12:46</text:p>
              </table:table-cell>
              <table:table-cell office:value-type="float" office:value="92013">
                <text:p>92013</text:p>
              </table:table-cell>
            </table:table-row>
            <table:table-row>
              <table:table-cell office:value-type="string">
                <text:p>12:12:47</text:p>
              </table:table-cell>
              <table:table-cell office:value-type="float" office:value="64543">
                <text:p>64543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92619">
                <text:p>92619</text:p>
              </table:table-cell>
            </table:table-row>
            <table:table-row>
              <table:table-cell office:value-type="string">
                <text:p>12:12:49</text:p>
              </table:table-cell>
              <table:table-cell office:value-type="float" office:value="79522">
                <text:p>79522</text:p>
              </table:table-cell>
            </table:table-row>
            <table:table-row>
              <table:table-cell office:value-type="string">
                <text:p>12:12:50</text:p>
              </table:table-cell>
              <table:table-cell office:value-type="float" office:value="80798">
                <text:p>80798</text:p>
              </table:table-cell>
            </table:table-row>
            <table:table-row>
              <table:table-cell office:value-type="string">
                <text:p>12:12:51</text:p>
              </table:table-cell>
              <table:table-cell office:value-type="float" office:value="85120">
                <text:p>85120</text:p>
              </table:table-cell>
            </table:table-row>
            <table:table-row>
              <table:table-cell office:value-type="string">
                <text:p>12:12:52</text:p>
              </table:table-cell>
              <table:table-cell office:value-type="float" office:value="106149">
                <text:p>106149</text:p>
              </table:table-cell>
            </table:table-row>
            <table:table-row>
              <table:table-cell office:value-type="string">
                <text:p>12:12:53</text:p>
              </table:table-cell>
              <table:table-cell office:value-type="float" office:value="88225">
                <text:p>88225</text:p>
              </table:table-cell>
            </table:table-row>
            <table:table-row>
              <table:table-cell office:value-type="string">
                <text:p>12:12:54</text:p>
              </table:table-cell>
              <table:table-cell office:value-type="float" office:value="66471">
                <text:p>66471</text:p>
              </table:table-cell>
            </table:table-row>
            <table:table-row>
              <table:table-cell office:value-type="string">
                <text:p>12:12:55</text:p>
              </table:table-cell>
              <table:table-cell office:value-type="float" office:value="100439">
                <text:p>100439</text:p>
              </table:table-cell>
            </table:table-row>
            <table:table-row>
              <table:table-cell office:value-type="string">
                <text:p>12:12:56</text:p>
              </table:table-cell>
              <table:table-cell office:value-type="float" office:value="88525">
                <text:p>88525</text:p>
              </table:table-cell>
            </table:table-row>
            <table:table-row>
              <table:table-cell office:value-type="string">
                <text:p>12:12:57</text:p>
              </table:table-cell>
              <table:table-cell office:value-type="float" office:value="61402">
                <text:p>61402</text:p>
              </table:table-cell>
            </table:table-row>
            <table:table-row>
              <table:table-cell office:value-type="string">
                <text:p>12:12:58</text:p>
              </table:table-cell>
              <table:table-cell office:value-type="float" office:value="194223">
                <text:p>194223</text:p>
              </table:table-cell>
            </table:table-row>
            <table:table-row>
              <table:table-cell office:value-type="string">
                <text:p>12:12:59</text:p>
              </table:table-cell>
              <table:table-cell office:value-type="float" office:value="155884">
                <text:p>155884</text:p>
              </table:table-cell>
            </table:table-row>
            <table:table-row>
              <table:table-cell office:value-type="string">
                <text:p>12:13:00</text:p>
              </table:table-cell>
              <table:table-cell office:value-type="float" office:value="116288">
                <text:p>116288</text:p>
              </table:table-cell>
            </table:table-row>
            <table:table-row>
              <table:table-cell office:value-type="string">
                <text:p>12:13:01</text:p>
              </table:table-cell>
              <table:table-cell office:value-type="float" office:value="61636">
                <text:p>61636</text:p>
              </table:table-cell>
            </table:table-row>
            <table:table-row>
              <table:table-cell office:value-type="string">
                <text:p>12:13:02</text:p>
              </table:table-cell>
              <table:table-cell office:value-type="float" office:value="66885">
                <text:p>66885</text:p>
              </table:table-cell>
            </table:table-row>
            <table:table-row>
              <table:table-cell office:value-type="string">
                <text:p>12:13:03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string">
                <text:p>12:13:04</text:p>
              </table:table-cell>
              <table:table-cell office:value-type="float" office:value="40457">
                <text:p>40457</text:p>
              </table:table-cell>
            </table:table-row>
            <table:table-row>
              <table:table-cell office:value-type="string">
                <text:p>12:13:05</text:p>
              </table:table-cell>
              <table:table-cell office:value-type="float" office:value="225155">
                <text:p>225155</text:p>
              </table:table-cell>
            </table:table-row>
            <table:table-row>
              <table:table-cell office:value-type="string">
                <text:p>12:13:06</text:p>
              </table:table-cell>
              <table:table-cell office:value-type="float" office:value="141275">
                <text:p>141275</text:p>
              </table:table-cell>
            </table:table-row>
            <table:table-row>
              <table:table-cell office:value-type="string">
                <text:p>12:13:07</text:p>
              </table:table-cell>
              <table:table-cell office:value-type="float" office:value="144829">
                <text:p>144829</text:p>
              </table:table-cell>
            </table:table-row>
            <table:table-row>
              <table:table-cell office:value-type="string">
                <text:p>12:13:08</text:p>
              </table:table-cell>
              <table:table-cell office:value-type="float" office:value="141841">
                <text:p>141841</text:p>
              </table:table-cell>
            </table:table-row>
            <table:table-row>
              <table:table-cell office:value-type="string">
                <text:p>12:13:09</text:p>
              </table:table-cell>
              <table:table-cell office:value-type="float" office:value="146751">
                <text:p>146751</text:p>
              </table:table-cell>
            </table:table-row>
            <table:table-row>
              <table:table-cell office:value-type="string">
                <text:p>12:13:10</text:p>
              </table:table-cell>
              <table:table-cell office:value-type="float" office:value="208021">
                <text:p>208021</text:p>
              </table:table-cell>
            </table:table-row>
            <table:table-row>
              <table:table-cell office:value-type="string">
                <text:p>12:13:11</text:p>
              </table:table-cell>
              <table:table-cell office:value-type="float" office:value="285255">
                <text:p>285255</text:p>
              </table:table-cell>
            </table:table-row>
            <table:table-row>
              <table:table-cell office:value-type="string">
                <text:p>12:13:12</text:p>
              </table:table-cell>
              <table:table-cell office:value-type="float" office:value="475098">
                <text:p>475098</text:p>
              </table:table-cell>
            </table:table-row>
            <table:table-row>
              <table:table-cell office:value-type="string">
                <text:p>12:13:13</text:p>
              </table:table-cell>
              <table:table-cell office:value-type="float" office:value="386372">
                <text:p>386372</text:p>
              </table:table-cell>
            </table:table-row>
            <table:table-row>
              <table:table-cell office:value-type="string">
                <text:p>12:13:14</text:p>
              </table:table-cell>
              <table:table-cell office:value-type="float" office:value="435120">
                <text:p>435120</text:p>
              </table:table-cell>
            </table:table-row>
            <table:table-row>
              <table:table-cell office:value-type="string">
                <text:p>12:13:15</text:p>
              </table:table-cell>
              <table:table-cell office:value-type="float" office:value="613585">
                <text:p>613585</text:p>
              </table:table-cell>
            </table:table-row>
            <table:table-row>
              <table:table-cell office:value-type="string">
                <text:p>12:13:16</text:p>
              </table:table-cell>
              <table:table-cell office:value-type="float" office:value="838743">
                <text:p>838743</text:p>
              </table:table-cell>
            </table:table-row>
            <table:table-row>
              <table:table-cell office:value-type="string">
                <text:p>12:13:17</text:p>
              </table:table-cell>
              <table:table-cell office:value-type="float" office:value="1125338">
                <text:p>1125338</text:p>
              </table:table-cell>
            </table:table-row>
            <table:table-row>
              <table:table-cell office:value-type="string">
                <text:p>12:13:18</text:p>
              </table:table-cell>
              <table:table-cell office:value-type="float" office:value="1459082">
                <text:p>1459082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80821">
                <text:p>80821</text:p>
              </table:table-cell>
            </table:table-row>
            <table:table-row>
              <table:table-cell office:value-type="string">
                <text:p>12:13:20</text:p>
              </table:table-cell>
              <table:table-cell office:value-type="float" office:value="176953">
                <text:p>176953</text:p>
              </table:table-cell>
            </table:table-row>
            <table:table-row>
              <table:table-cell office:value-type="string">
                <text:p>12:13:21</text:p>
              </table:table-cell>
              <table:table-cell office:value-type="float" office:value="147529">
                <text:p>147529</text:p>
              </table:table-cell>
            </table:table-row>
            <table:table-row>
              <table:table-cell office:value-type="string">
                <text:p>12:13:22</text:p>
              </table:table-cell>
              <table:table-cell office:value-type="float" office:value="73188">
                <text:p>73188</text:p>
              </table:table-cell>
            </table:table-row>
            <table:table-row>
              <table:table-cell office:value-type="string">
                <text:p>12:13:23</text:p>
              </table:table-cell>
              <table:table-cell office:value-type="float" office:value="87313">
                <text:p>87313</text:p>
              </table:table-cell>
            </table:table-row>
            <table:table-row>
              <table:table-cell office:value-type="string">
                <text:p>12:13:24</text:p>
              </table:table-cell>
              <table:table-cell office:value-type="float" office:value="94561">
                <text:p>94561</text:p>
              </table:table-cell>
            </table:table-row>
            <table:table-row>
              <table:table-cell office:value-type="string">
                <text:p>12:13:25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string">
                <text:p>12:13:26</text:p>
              </table:table-cell>
              <table:table-cell office:value-type="float" office:value="30989">
                <text:p>30989</text:p>
              </table:table-cell>
            </table:table-row>
            <table:table-row>
              <table:table-cell office:value-type="string">
                <text:p>12:13:27</text:p>
              </table:table-cell>
              <table:table-cell office:value-type="float" office:value="28269">
                <text:p>28269</text:p>
              </table:table-cell>
            </table:table-row>
            <table:table-row>
              <table:table-cell office:value-type="string">
                <text:p>12:13:28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12:13:29</text:p>
              </table:table-cell>
              <table:table-cell office:value-type="float" office:value="40708">
                <text:p>40708</text:p>
              </table:table-cell>
            </table:table-row>
            <table:table-row>
              <table:table-cell office:value-type="string">
                <text:p>12:13:30</text:p>
              </table:table-cell>
              <table:table-cell office:value-type="float" office:value="13562">
                <text:p>13562</text:p>
              </table:table-cell>
            </table:table-row>
            <table:table-row>
              <table:table-cell office:value-type="string">
                <text:p>12:15: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ime.G1:time.G120 time.C1:time.D120" chart:data-source-has-labels="row" svg:x="0.32cm" svg:y="0.18cm" svg:width="13.361cm" svg:height="8.64cm">
          <chartooo:coordinate-region svg:x="0.941cm" svg:y="0.353cm" svg:width="12.18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C2:time.C120" chart:label-cell-address="time.C1:time.C1" chart:class="chart:scatter">
            <chart:domain table:cell-range-address="time.G2:time.G120"/>
            <chart:data-point chart:repeated="119"/>
          </chart:series>
          <chart:series chart:style-name="ch7" chart:values-cell-range-address="time.D2:time.D120" chart:label-cell-address="time.D1:time.D1" chart:class="chart:scatter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time.G2:time.G120</svg:desc>
                </draw:g>
              </table:table-cell>
              <table:table-cell office:value-type="float" office:value="0.02024">
                <text:p>0.02024</text:p>
                <draw:g>
                  <svg:desc>time.C2:time.C120</svg:desc>
                </draw:g>
              </table:table-cell>
              <table:table-cell office:value-type="float" office:value="0.004038">
                <text:p>0.004038</text:p>
                <draw:g>
                  <svg:desc>time.D2:time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4618">
                <text:p>0.014618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964">
                <text:p>0.013964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331">
                <text:p>0.01331</text:p>
              </table:table-cell>
              <table:table-cell office:value-type="float" office:value="0.001248">
                <text:p>0.001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4715">
                <text:p>0.014715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4045">
                <text:p>0.014045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5394">
                <text:p>0.015394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3713">
                <text:p>0.013713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705">
                <text:p>0.013705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4134">
                <text:p>0.014134</text:p>
              </table:table-cell>
              <table:table-cell office:value-type="float" office:value="0.002397">
                <text:p>0.002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0.014704">
                <text:p>0.014704</text:p>
              </table:table-cell>
              <table:table-cell office:value-type="float" office:value="0.002872">
                <text:p>0.002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15806">
                <text:p>0.015806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5126">
                <text:p>0.015126</text:p>
              </table:table-cell>
              <table:table-cell office:value-type="float" office:value="0.002247">
                <text:p>0.002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4105">
                <text:p>0.014105</text:p>
              </table:table-cell>
              <table:table-cell office:value-type="float" office:value="0.002286">
                <text:p>0.002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301">
                <text:p>0.014301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8188">
                <text:p>0.018188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17624">
                <text:p>0.017624</text:p>
              </table:table-cell>
              <table:table-cell office:value-type="float" office:value="0.004884">
                <text:p>0.004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5575">
                <text:p>0.015575</text:p>
              </table:table-cell>
              <table:table-cell office:value-type="float" office:value="0.003587">
                <text:p>0.003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5355">
                <text:p>0.015355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5314">
                <text:p>0.015314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">
                <text:p>265</text:p>
              </table:table-cell>
              <table:table-cell office:value-type="float" office:value="0.014431">
                <text:p>0.014431</text:p>
              </table:table-cell>
              <table:table-cell office:value-type="float" office:value="0.002746">
                <text:p>0.002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15075">
                <text:p>0.015075</text:p>
              </table:table-cell>
              <table:table-cell office:value-type="float" office:value="0.003459">
                <text:p>0.003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3935">
                <text:p>0.013935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2928">
                <text:p>0.012928</text:p>
              </table:table-cell>
              <table:table-cell office:value-type="float" office:value="0.001607">
                <text:p>0.001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3243">
                <text:p>0.013243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4712">
                <text:p>0.014712</text:p>
              </table:table-cell>
              <table:table-cell office:value-type="float" office:value="0.002338">
                <text:p>0.002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4742">
                <text:p>0.014742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5935">
                <text:p>0.015935</text:p>
              </table:table-cell>
              <table:table-cell office:value-type="float" office:value="0.002593">
                <text:p>0.002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3118">
                <text:p>0.013118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3542">
                <text:p>0.013542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5">
                <text:p>365</text:p>
              </table:table-cell>
              <table:table-cell office:value-type="float" office:value="0.031094">
                <text:p>0.031094</text:p>
              </table:table-cell>
              <table:table-cell office:value-type="float" office:value="0.006466">
                <text:p>0.006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4371">
                <text:p>0.014371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18633">
                <text:p>0.01863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8371">
                <text:p>0.018371</text:p>
              </table:table-cell>
              <table:table-cell office:value-type="float" office:value="0.003044">
                <text:p>0.003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82903">
                <text:p>0.082903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6212">
                <text:p>0.016212</text:p>
              </table:table-cell>
              <table:table-cell office:value-type="float" office:value="0.002323">
                <text:p>0.002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7909">
                <text:p>0.017909</text:p>
              </table:table-cell>
              <table:table-cell office:value-type="float" office:value="0.003738">
                <text:p>0.003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956">
                <text:p>0.02956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65461">
                <text:p>0.065461</text:p>
              </table:table-cell>
              <table:table-cell office:value-type="float" office:value="0.012872">
                <text:p>0.012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42462">
                <text:p>0.042462</text:p>
              </table:table-cell>
              <table:table-cell office:value-type="float" office:value="0.006495">
                <text:p>0.006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9">
                <text:p>469</text:p>
              </table:table-cell>
              <table:table-cell office:value-type="float" office:value="0.017826">
                <text:p>0.017826</text:p>
              </table:table-cell>
              <table:table-cell office:value-type="float" office:value="0.002482">
                <text:p>0.002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17518">
                <text:p>0.017518</text:p>
              </table:table-cell>
              <table:table-cell office:value-type="float" office:value="0.004442">
                <text:p>0.004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59187">
                <text:p>0.059187</text:p>
              </table:table-cell>
              <table:table-cell office:value-type="float" office:value="0.011067">
                <text:p>0.011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017405">
                <text:p>0.017405</text:p>
              </table:table-cell>
              <table:table-cell office:value-type="float" office:value="0.004145">
                <text:p>0.004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33088">
                <text:p>0.033088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37088">
                <text:p>0.037088</text:p>
              </table:table-cell>
              <table:table-cell office:value-type="float" office:value="0.009436">
                <text:p>0.009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24502">
                <text:p>0.024502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247405">
                <text:p>0.247405</text:p>
              </table:table-cell>
              <table:table-cell office:value-type="float" office:value="0.069974">
                <text:p>0.069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138909">
                <text:p>0.138909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015187">
                <text:p>0.015187</text:p>
              </table:table-cell>
              <table:table-cell office:value-type="float" office:value="0.002396">
                <text:p>0.002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3">
                <text:p>563</text:p>
              </table:table-cell>
              <table:table-cell office:value-type="float" office:value="0.025659">
                <text:p>0.025659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14428">
                <text:p>0.014428</text:p>
              </table:table-cell>
              <table:table-cell office:value-type="float" office:value="0.001519">
                <text:p>0.001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332">
                <text:p>0.02332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">
                <text:p>599</text:p>
              </table:table-cell>
              <table:table-cell office:value-type="float" office:value="0.028938">
                <text:p>0.028938</text:p>
              </table:table-cell>
              <table:table-cell office:value-type="float" office:value="0.005194">
                <text:p>0.005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">
                <text:p>599</text:p>
              </table:table-cell>
              <table:table-cell office:value-type="float" office:value="0.023001">
                <text:p>0.023001</text:p>
              </table:table-cell>
              <table:table-cell office:value-type="float" office:value="0.007258">
                <text:p>0.007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27357">
                <text:p>0.027357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49548">
                <text:p>0.049548</text:p>
              </table:table-cell>
              <table:table-cell office:value-type="float" office:value="0.007636">
                <text:p>0.007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17068">
                <text:p>0.017068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  <table:table-cell office:value-type="float" office:value="0.066225">
                <text:p>0.066225</text:p>
              </table:table-cell>
              <table:table-cell office:value-type="float" office:value="0.007396">
                <text:p>0.007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0.074667">
                <text:p>0.074667</text:p>
              </table:table-cell>
              <table:table-cell office:value-type="float" office:value="0.009497">
                <text:p>0.009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2">
                <text:p>662</text:p>
              </table:table-cell>
              <table:table-cell office:value-type="float" office:value="0.03816">
                <text:p>0.03816</text:p>
              </table:table-cell>
              <table:table-cell office:value-type="float" office:value="0.004701">
                <text:p>0.00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">
                <text:p>699</text:p>
              </table:table-cell>
              <table:table-cell office:value-type="float" office:value="0.148144">
                <text:p>0.148144</text:p>
              </table:table-cell>
              <table:table-cell office:value-type="float" office:value="0.028672">
                <text:p>0.028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0.060202">
                <text:p>0.060202</text:p>
              </table:table-cell>
              <table:table-cell office:value-type="float" office:value="0.009703">
                <text:p>0.0097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9">
                <text:p>699</text:p>
              </table:table-cell>
              <table:table-cell office:value-type="float" office:value="0.086534">
                <text:p>0.086534</text:p>
              </table:table-cell>
              <table:table-cell office:value-type="float" office:value="0.015609">
                <text:p>0.015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0.134156">
                <text:p>0.134156</text:p>
              </table:table-cell>
              <table:table-cell office:value-type="float" office:value="0.023947">
                <text:p>0.023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  <table:table-cell office:value-type="float" office:value="0.078957">
                <text:p>0.078957</text:p>
              </table:table-cell>
              <table:table-cell office:value-type="float" office:value="0.012354">
                <text:p>0.012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9">
                <text:p>699</text:p>
              </table:table-cell>
              <table:table-cell office:value-type="float" office:value="0.244568">
                <text:p>0.244568</text:p>
              </table:table-cell>
              <table:table-cell office:value-type="float" office:value="0.048869">
                <text:p>0.048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69329">
                <text:p>0.069329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">
                <text:p>699</text:p>
              </table:table-cell>
              <table:table-cell office:value-type="float" office:value="0.081919">
                <text:p>0.081919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9">
                <text:p>699</text:p>
              </table:table-cell>
              <table:table-cell office:value-type="float" office:value="0.016938">
                <text:p>0.016938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1">
                <text:p>761</text:p>
              </table:table-cell>
              <table:table-cell office:value-type="float" office:value="0.379307">
                <text:p>0.379307</text:p>
              </table:table-cell>
              <table:table-cell office:value-type="float" office:value="0.094472">
                <text:p>0.094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9">
                <text:p>799</text:p>
              </table:table-cell>
              <table:table-cell office:value-type="float" office:value="0.243111">
                <text:p>0.243111</text:p>
              </table:table-cell>
              <table:table-cell office:value-type="float" office:value="0.023933">
                <text:p>0.023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  <table:table-cell office:value-type="float" office:value="0.070769">
                <text:p>0.070769</text:p>
              </table:table-cell>
              <table:table-cell office:value-type="float" office:value="0.00686">
                <text:p>0.00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  <table:table-cell office:value-type="float" office:value="0.155978">
                <text:p>0.155978</text:p>
              </table:table-cell>
              <table:table-cell office:value-type="float" office:value="0.027189">
                <text:p>0.027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9">
                <text:p>799</text:p>
              </table:table-cell>
              <table:table-cell office:value-type="float" office:value="0.056035">
                <text:p>0.056035</text:p>
              </table:table-cell>
              <table:table-cell office:value-type="float" office:value="0.009853">
                <text:p>0.009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9">
                <text:p>799</text:p>
              </table:table-cell>
              <table:table-cell office:value-type="float" office:value="0.26453">
                <text:p>0.26453</text:p>
              </table:table-cell>
              <table:table-cell office:value-type="float" office:value="0.032129">
                <text:p>0.032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  <table:table-cell office:value-type="float" office:value="0.15975">
                <text:p>0.15975</text:p>
              </table:table-cell>
              <table:table-cell office:value-type="float" office:value="0.020491">
                <text:p>0.020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  <table:table-cell office:value-type="float" office:value="0.233606">
                <text:p>0.233606</text:p>
              </table:table-cell>
              <table:table-cell office:value-type="float" office:value="0.017562">
                <text:p>0.017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">
                <text:p>799</text:p>
              </table:table-cell>
              <table:table-cell office:value-type="float" office:value="0.180979">
                <text:p>0.180979</text:p>
              </table:table-cell>
              <table:table-cell office:value-type="float" office:value="0.039251">
                <text:p>0.039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23054">
                <text:p>0.23054</text:p>
              </table:table-cell>
              <table:table-cell office:value-type="float" office:value="0.037648">
                <text:p>0.037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5">
                <text:p>865</text:p>
              </table:table-cell>
              <table:table-cell office:value-type="float" office:value="0.149245">
                <text:p>0.149245</text:p>
              </table:table-cell>
              <table:table-cell office:value-type="float" office:value="0.031129">
                <text:p>0.031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9">
                <text:p>899</text:p>
              </table:table-cell>
              <table:table-cell office:value-type="float" office:value="0.345981">
                <text:p>0.345981</text:p>
              </table:table-cell>
              <table:table-cell office:value-type="float" office:value="0.028372">
                <text:p>0.028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0.615171">
                <text:p>0.615171</text:p>
              </table:table-cell>
              <table:table-cell office:value-type="float" office:value="0.065723">
                <text:p>0.065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6">
                <text:p>896</text:p>
              </table:table-cell>
              <table:table-cell office:value-type="float" office:value="0.875114">
                <text:p>0.875114</text:p>
              </table:table-cell>
              <table:table-cell office:value-type="float" office:value="0.074567">
                <text:p>0.0745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2">
                <text:p>902</text:p>
              </table:table-cell>
              <table:table-cell office:value-type="float" office:value="0.305617">
                <text:p>0.305617</text:p>
              </table:table-cell>
              <table:table-cell office:value-type="float" office:value="0.027159">
                <text:p>0.027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9">
                <text:p>899</text:p>
              </table:table-cell>
              <table:table-cell office:value-type="float" office:value="2.796579">
                <text:p>2.796579</text:p>
              </table:table-cell>
              <table:table-cell office:value-type="float" office:value="0.616261">
                <text:p>0.616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9">
                <text:p>899</text:p>
              </table:table-cell>
              <table:table-cell office:value-type="float" office:value="7.694356">
                <text:p>7.694356</text:p>
              </table:table-cell>
              <table:table-cell office:value-type="float" office:value="0.594012">
                <text:p>0.594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9">
                <text:p>899</text:p>
              </table:table-cell>
              <table:table-cell office:value-type="float" office:value="16.883153">
                <text:p>16.883153</text:p>
              </table:table-cell>
              <table:table-cell office:value-type="float" office:value="0.340763">
                <text:p>0.340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9">
                <text:p>899</text:p>
              </table:table-cell>
              <table:table-cell office:value-type="float" office:value="17.879067">
                <text:p>17.879067</text:p>
              </table:table-cell>
              <table:table-cell office:value-type="float" office:value="0.20959">
                <text:p>0.20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">
                <text:p>899</text:p>
              </table:table-cell>
              <table:table-cell office:value-type="float" office:value="16.726638">
                <text:p>16.726638</text:p>
              </table:table-cell>
              <table:table-cell office:value-type="float" office:value="0.154149">
                <text:p>0.154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7">
                <text:p>957</text:p>
              </table:table-cell>
              <table:table-cell office:value-type="float" office:value="17.819">
                <text:p>17.819</text:p>
              </table:table-cell>
              <table:table-cell office:value-type="float" office:value="0.038434">
                <text:p>0.038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9">
                <text:p>999</text:p>
              </table:table-cell>
              <table:table-cell office:value-type="float" office:value="17.501135">
                <text:p>17.501135</text:p>
              </table:table-cell>
              <table:table-cell office:value-type="float" office:value="0.007934">
                <text:p>0.0079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8">
                <text:p>998</text:p>
              </table:table-cell>
              <table:table-cell office:value-type="float" office:value="22.075441">
                <text:p>22.075441</text:p>
              </table:table-cell>
              <table:table-cell office:value-type="float" office:value="0.035714">
                <text:p>0.035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">
                <text:p>1000</text:p>
              </table:table-cell>
              <table:table-cell office:value-type="float" office:value="41.410135">
                <text:p>41.410135</text:p>
              </table:table-cell>
              <table:table-cell office:value-type="float" office:value="0.024909">
                <text:p>0.024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9">
                <text:p>999</text:p>
              </table:table-cell>
              <table:table-cell office:value-type="float" office:value="51.464719">
                <text:p>51.464719</text:p>
              </table:table-cell>
              <table:table-cell office:value-type="float" office:value="0.026844">
                <text:p>0.026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9">
                <text:p>999</text:p>
              </table:table-cell>
              <table:table-cell office:value-type="float" office:value="57.755719">
                <text:p>57.755719</text:p>
              </table:table-cell>
              <table:table-cell office:value-type="float" office:value="0.134462">
                <text:p>0.134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9">
                <text:p>999</text:p>
              </table:table-cell>
              <table:table-cell office:value-type="float" office:value="56.560344">
                <text:p>56.560344</text:p>
              </table:table-cell>
              <table:table-cell office:value-type="float" office:value="0.201705">
                <text:p>0.2017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9">
                <text:p>999</text:p>
              </table:table-cell>
              <table:table-cell office:value-type="float" office:value="57.223918">
                <text:p>57.223918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9">
                <text:p>999</text:p>
              </table:table-cell>
              <table:table-cell office:value-type="float" office:value="54.037707">
                <text:p>54.037707</text:p>
              </table:table-cell>
              <table:table-cell office:value-type="float" office:value="0.09482">
                <text:p>0.09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9">
                <text:p>999</text:p>
              </table:table-cell>
              <table:table-cell office:value-type="float" office:value="50.909468">
                <text:p>50.909468</text:p>
              </table:table-cell>
              <table:table-cell office:value-type="float" office:value="0.188328">
                <text:p>0.188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9">
                <text:p>999</text:p>
              </table:table-cell>
              <table:table-cell office:value-type="float" office:value="55.208206">
                <text:p>55.208206</text:p>
              </table:table-cell>
              <table:table-cell office:value-type="float" office:value="0.170873">
                <text:p>0.170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5">
                <text:p>995</text:p>
              </table:table-cell>
              <table:table-cell office:value-type="float" office:value="58.832039">
                <text:p>58.832039</text:p>
              </table:table-cell>
              <table:table-cell office:value-type="float" office:value="0.296608">
                <text:p>0.296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7">
                <text:p>997</text:p>
              </table:table-cell>
              <table:table-cell office:value-type="float" office:value="66.412502">
                <text:p>66.412502</text:p>
              </table:table-cell>
              <table:table-cell office:value-type="float" office:value="0.498993">
                <text:p>0.498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7">
                <text:p>997</text:p>
              </table:table-cell>
              <table:table-cell office:value-type="float" office:value="67.839637">
                <text:p>67.839637</text:p>
              </table:table-cell>
              <table:table-cell office:value-type="float" office:value="0.84935">
                <text:p>0.849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7">
                <text:p>997</text:p>
              </table:table-cell>
              <table:table-cell office:value-type="float" office:value="57.510077">
                <text:p>57.510077</text:p>
              </table:table-cell>
              <table:table-cell office:value-type="float" office:value="1.088603">
                <text:p>1.0886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8">
                <text:p>988</text:p>
              </table:table-cell>
              <table:table-cell office:value-type="float" office:value="71.097964">
                <text:p>71.097964</text:p>
              </table:table-cell>
              <table:table-cell office:value-type="float" office:value="1.559037">
                <text:p>1.559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8">
                <text:p>998</text:p>
              </table:table-cell>
              <table:table-cell office:value-type="float" office:value="68.138251">
                <text:p>68.138251</text:p>
              </table:table-cell>
              <table:table-cell office:value-type="float" office:value="0.680192">
                <text:p>0.680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4">
                <text:p>994</text:p>
              </table:table-cell>
              <table:table-cell office:value-type="float" office:value="64.080721">
                <text:p>64.080721</text:p>
              </table:table-cell>
              <table:table-cell office:value-type="float" office:value="1.276855">
                <text:p>1.276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2">
                <text:p>992</text:p>
              </table:table-cell>
              <table:table-cell office:value-type="float" office:value="68.190888">
                <text:p>68.190888</text:p>
              </table:table-cell>
              <table:table-cell office:value-type="float" office:value="1.625709">
                <text:p>1.625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5">
                <text:p>665</text:p>
              </table:table-cell>
              <table:table-cell office:value-type="float" office:value="62.63356">
                <text:p>62.63356</text:p>
              </table:table-cell>
              <table:table-cell office:value-type="float" office:value="1.018988">
                <text:p>1.018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3">
                <text:p>343</text:p>
              </table:table-cell>
              <table:table-cell office:value-type="float" office:value="61.537088">
                <text:p>61.537088</text:p>
              </table:table-cell>
              <table:table-cell office:value-type="float" office:value="0.162399">
                <text:p>0.162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61.301232">
                <text:p>61.301232</text:p>
              </table:table-cell>
              <table:table-cell office:value-type="float" office:value="0.483721">
                <text:p>0.4837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">
                <text:p>90</text:p>
              </table:table-cell>
              <table:table-cell office:value-type="float" office:value="46.589297">
                <text:p>46.589297</text:p>
              </table:table-cell>
              <table:table-cell office:value-type="float" office:value="0.03064">
                <text:p>0.030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">
                <text:p>46</text:p>
              </table:table-cell>
              <table:table-cell office:value-type="float" office:value="61.004">
                <text:p>61.004</text:p>
              </table:table-cell>
              <table:table-cell office:value-type="float" office:value="0.115606">
                <text:p>0.1156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61.252853">
                <text:p>61.252853</text:p>
              </table:table-cell>
              <table:table-cell office:value-type="float" office:value="0.056785">
                <text:p>0.0567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54.977077">
                <text:p>54.977077</text:p>
              </table:table-cell>
              <table:table-cell office:value-type="float" office:value="0.123571">
                <text:p>0.1235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44.819274">
                <text:p>44.819274</text:p>
              </table:table-cell>
              <table:table-cell office:value-type="float" office:value="0.015961">
                <text:p>0.015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64.39553">
                <text:p>64.39553</text:p>
              </table:table-cell>
              <table:table-cell office:value-type="float" office:value="0.006313">
                <text:p>0.006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59.057874">
                <text:p>159.057874</text:p>
              </table:table-cell>
              <table:table-cell office:value-type="float" office:value="1.508962">
                <text:p>1.508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